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paragraph-rsid="00272da6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text-align="justify" style:justify-single-word="false"/>
      <style:text-properties officeooo:paragraph-rsid="00272da6"/>
    </style:style>
    <style:style style:name="P34" style:family="paragraph" style:parent-style-name="Standard">
      <style:text-properties officeooo:rsid="00272da6" officeooo:paragraph-rsid="00272da6"/>
    </style:style>
    <style:style style:name="P35" style:family="paragraph" style:parent-style-name="Standard">
      <style:text-properties officeooo:rsid="00272da6" officeooo:paragraph-rsid="002b129f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56" style:family="paragraph" style:parent-style-name="Standard">
      <style:text-properties officeooo:rsid="00272da6" officeooo:paragraph-rsid="002c3bd6"/>
    </style:style>
    <style:style style:name="P57" style:family="paragraph" style:parent-style-name="Standard">
      <style:text-properties officeooo:rsid="00272da6" officeooo:paragraph-rsid="0030c406"/>
    </style:style>
    <style:style style:name="P58" style:family="paragraph" style:parent-style-name="Standard">
      <style:text-properties officeooo:rsid="00272da6" officeooo:paragraph-rsid="00354618"/>
    </style:style>
    <style:style style:name="P59" style:family="paragraph" style:parent-style-name="Standard">
      <style:text-properties officeooo:rsid="00272da6" officeooo:paragraph-rsid="00370f83"/>
    </style:style>
    <style:style style:name="P60" style:family="paragraph" style:parent-style-name="Standard">
      <style:text-properties officeooo:rsid="00272da6" officeooo:paragraph-rsid="00392197"/>
    </style:style>
    <style:style style:name="P61" style:family="paragraph" style:parent-style-name="Standard">
      <style:text-properties officeooo:rsid="00272da6" officeooo:paragraph-rsid="003ac64b"/>
    </style:style>
    <style:style style:name="P62" style:family="paragraph" style:parent-style-name="Standard">
      <style:text-properties officeooo:rsid="00272da6" officeooo:paragraph-rsid="004203a3"/>
    </style:style>
    <style:style style:name="P63" style:family="paragraph" style:parent-style-name="Standard">
      <style:text-properties officeooo:rsid="00272da6" officeooo:paragraph-rsid="0043c249"/>
    </style:style>
    <style:style style:name="P64" style:family="paragraph" style:parent-style-name="Standard">
      <style:text-properties officeooo:rsid="00272da6" officeooo:paragraph-rsid="00473b51"/>
    </style:style>
    <style:style style:name="P65" style:family="paragraph" style:parent-style-name="Standard">
      <style:text-properties officeooo:rsid="00272da6" officeooo:paragraph-rsid="004aafba"/>
    </style:style>
    <style:style style:name="P66" style:family="paragraph" style:parent-style-name="Standard">
      <style:text-properties officeooo:rsid="00272da6" officeooo:paragraph-rsid="004e6e89"/>
    </style:style>
    <style:style style:name="P67" style:family="paragraph" style:parent-style-name="Standard">
      <style:text-properties officeooo:rsid="00272da6" officeooo:paragraph-rsid="0054f650"/>
    </style:style>
    <style:style style:name="P68" style:family="paragraph" style:parent-style-name="Standard">
      <style:text-properties officeooo:rsid="00272da6" officeooo:paragraph-rsid="006dec2c"/>
    </style:style>
    <style:style style:name="P69" style:family="paragraph" style:parent-style-name="Standard">
      <style:text-properties officeooo:rsid="00272da6" officeooo:paragraph-rsid="007209f4"/>
    </style:style>
    <style:style style:name="P70" style:family="paragraph" style:parent-style-name="Standard">
      <style:text-properties officeooo:rsid="00272da6" officeooo:paragraph-rsid="007317f2"/>
    </style:style>
    <style:style style:name="P71" style:family="paragraph" style:parent-style-name="Standard">
      <style:text-properties officeooo:rsid="00272da6" officeooo:paragraph-rsid="0077d107"/>
    </style:style>
    <style:style style:name="P72" style:family="paragraph" style:parent-style-name="Standard">
      <style:text-properties officeooo:rsid="00272da6" officeooo:paragraph-rsid="00856c99"/>
    </style:style>
    <style:style style:name="P73" style:family="paragraph" style:parent-style-name="Standard">
      <style:text-properties officeooo:rsid="00272da6" officeooo:paragraph-rsid="0088073d"/>
    </style:style>
    <style:style style:name="P74" style:family="paragraph" style:parent-style-name="Standard">
      <style:text-properties officeooo:rsid="00272da6" officeooo:paragraph-rsid="008956dd"/>
    </style:style>
    <style:style style:name="P75" style:family="paragraph" style:parent-style-name="Standard">
      <style:text-properties officeooo:rsid="00272da6" officeooo:paragraph-rsid="008f6f03"/>
    </style:style>
    <style:style style:name="P76" style:family="paragraph" style:parent-style-name="Standard">
      <style:text-properties officeooo:paragraph-rsid="002b129f"/>
    </style:style>
    <style:style style:name="P77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78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79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80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81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82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83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84" style:family="paragraph" style:parent-style-name="Standard">
      <style:text-properties officeooo:paragraph-rsid="002c3bd6"/>
    </style:style>
    <style:style style:name="P85" style:family="paragraph" style:parent-style-name="Standard">
      <style:text-properties officeooo:paragraph-rsid="0030c406"/>
    </style:style>
    <style:style style:name="P86" style:family="paragraph" style:parent-style-name="Standard">
      <style:text-properties officeooo:paragraph-rsid="00354618"/>
    </style:style>
    <style:style style:name="P87" style:family="paragraph" style:parent-style-name="Standard">
      <style:text-properties officeooo:paragraph-rsid="00370f83"/>
    </style:style>
    <style:style style:name="P88" style:family="paragraph" style:parent-style-name="Standard">
      <style:text-properties officeooo:paragraph-rsid="003ac64b"/>
    </style:style>
    <style:style style:name="P89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90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text-properties officeooo:paragraph-rsid="004203a3"/>
    </style:style>
    <style:style style:name="P92" style:family="paragraph" style:parent-style-name="Standard">
      <style:text-properties officeooo:paragraph-rsid="0043c249"/>
    </style:style>
    <style:style style:name="P93" style:family="paragraph" style:parent-style-name="Standard">
      <style:text-properties officeooo:paragraph-rsid="00473b51"/>
    </style:style>
    <style:style style:name="P94" style:family="paragraph" style:parent-style-name="Standard">
      <style:text-properties officeooo:paragraph-rsid="004aafba"/>
    </style:style>
    <style:style style:name="P95" style:family="paragraph" style:parent-style-name="Standard">
      <style:text-properties officeooo:paragraph-rsid="004e6e89"/>
    </style:style>
    <style:style style:name="P96" style:family="paragraph" style:parent-style-name="Standard">
      <style:text-properties officeooo:paragraph-rsid="005318d7"/>
    </style:style>
    <style:style style:name="P97" style:family="paragraph" style:parent-style-name="Standard">
      <style:text-properties officeooo:paragraph-rsid="0054f650"/>
    </style:style>
    <style:style style:name="P9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text-properties officeooo:paragraph-rsid="006dec2c"/>
    </style:style>
    <style:style style:name="P105" style:family="paragraph" style:parent-style-name="Standard">
      <style:text-properties officeooo:paragraph-rsid="007209f4"/>
    </style:style>
    <style:style style:name="P106" style:family="paragraph" style:parent-style-name="Standard">
      <style:text-properties officeooo:paragraph-rsid="007317f2"/>
    </style:style>
    <style:style style:name="P107" style:family="paragraph" style:parent-style-name="Standard">
      <style:text-properties officeooo:paragraph-rsid="0077d107"/>
    </style:style>
    <style:style style:name="P108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paragraph-properties fo:text-align="start" style:justify-single-word="false"/>
      <style:text-properties officeooo:paragraph-rsid="00856c99"/>
    </style:style>
    <style:style style:name="P110" style:family="paragraph" style:parent-style-name="Standard">
      <style:paragraph-properties fo:text-align="start" style:justify-single-word="false"/>
      <style:text-properties officeooo:paragraph-rsid="0088073d"/>
    </style:style>
    <style:style style:name="P111" style:family="paragraph" style:parent-style-name="Standard">
      <style:paragraph-properties fo:text-align="start" style:justify-single-word="false"/>
      <style:text-properties officeooo:paragraph-rsid="008956dd"/>
    </style:style>
    <style:style style:name="P112" style:family="paragraph" style:parent-style-name="Standard">
      <style:paragraph-properties fo:text-align="start" style:justify-single-word="false"/>
      <style:text-properties officeooo:paragraph-rsid="008f6f03"/>
    </style:style>
    <style:style style:name="P113" style:family="paragraph" style:parent-style-name="Standard">
      <style:text-properties officeooo:paragraph-rsid="00856c99"/>
    </style:style>
    <style:style style:name="P114" style:family="paragraph" style:parent-style-name="Standard">
      <style:text-properties officeooo:paragraph-rsid="0088073d"/>
    </style:style>
    <style:style style:name="P115" style:family="paragraph" style:parent-style-name="Standard">
      <style:text-properties officeooo:paragraph-rsid="008956dd"/>
    </style:style>
    <style:style style:name="P116" style:family="paragraph" style:parent-style-name="Standard">
      <style:text-properties officeooo:paragraph-rsid="008f6f03"/>
    </style:style>
    <style:style style:name="P117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2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2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25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26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27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2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1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1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1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1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1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7209f4" style:font-size-asian="10pt"/>
    </style:style>
    <style:style style:name="P1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1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7209f4" style:font-size-asian="10pt"/>
    </style:style>
    <style:style style:name="P1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1" fo:font-size="10pt" fo:font-weight="bold" officeooo:paragraph-rsid="007209f4" style:font-size-asian="10pt" style:font-weight-asian="bold"/>
    </style:style>
    <style:style style:name="P14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60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61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62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163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1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8" style:family="paragraph" style:parent-style-name="Heading_20_1" style:master-page-name="Cos">
      <style:paragraph-properties fo:text-align="center" style:justify-single-word="false" style:page-number="auto"/>
    </style:style>
    <style:style style:name="P169" style:family="paragraph" style:parent-style-name="Heading_20_1">
      <style:paragraph-properties fo:break-before="page"/>
      <style:text-properties officeooo:rsid="002e6a31" officeooo:paragraph-rsid="002e6a31"/>
    </style:style>
    <style:style style:name="P170" style:family="paragraph" style:parent-style-name="Heading_20_2">
      <style:text-properties officeooo:rsid="0026b597" officeooo:paragraph-rsid="002e6a31"/>
    </style:style>
    <style:style style:name="P171" style:family="paragraph" style:parent-style-name="Heading_20_2">
      <style:text-properties officeooo:paragraph-rsid="008f6f03"/>
    </style:style>
    <style:style style:name="P172" style:family="paragraph" style:parent-style-name="Heading_20_2">
      <style:paragraph-properties fo:break-before="page"/>
      <style:text-properties officeooo:rsid="0026b597" officeooo:paragraph-rsid="002b129f"/>
    </style:style>
    <style:style style:name="P173" style:family="paragraph" style:parent-style-name="Heading_20_2">
      <style:paragraph-properties fo:break-before="page"/>
      <style:text-properties officeooo:rsid="0026b597" officeooo:paragraph-rsid="002c3bd6"/>
    </style:style>
    <style:style style:name="P174" style:family="paragraph" style:parent-style-name="Heading_20_2">
      <style:paragraph-properties fo:break-before="page"/>
      <style:text-properties officeooo:rsid="0026b597" officeooo:paragraph-rsid="0030c406"/>
    </style:style>
    <style:style style:name="P175" style:family="paragraph" style:parent-style-name="Heading_20_2">
      <style:paragraph-properties fo:break-before="page"/>
      <style:text-properties officeooo:rsid="0026b597" officeooo:paragraph-rsid="00354618"/>
    </style:style>
    <style:style style:name="P176" style:family="paragraph" style:parent-style-name="Heading_20_2">
      <style:paragraph-properties fo:break-before="page"/>
      <style:text-properties officeooo:rsid="0026b597" officeooo:paragraph-rsid="00370f83"/>
    </style:style>
    <style:style style:name="P177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78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79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80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81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82" style:family="paragraph" style:parent-style-name="Heading_20_2">
      <style:paragraph-properties fo:break-before="page"/>
      <style:text-properties officeooo:rsid="004e6e89" officeooo:paragraph-rsid="004e6e89"/>
    </style:style>
    <style:style style:name="P183" style:family="paragraph" style:parent-style-name="Heading_20_2">
      <style:paragraph-properties fo:break-before="page"/>
      <style:text-properties officeooo:rsid="004e6e89" officeooo:paragraph-rsid="0054f650"/>
    </style:style>
    <style:style style:name="P184" style:family="paragraph" style:parent-style-name="Heading_20_2">
      <style:paragraph-properties fo:break-before="page"/>
      <style:text-properties officeooo:rsid="004e6e89" officeooo:paragraph-rsid="007317f2"/>
    </style:style>
    <style:style style:name="P185" style:family="paragraph" style:parent-style-name="Heading_20_2">
      <style:paragraph-properties fo:break-before="page"/>
      <style:text-properties officeooo:paragraph-rsid="006dec2c"/>
    </style:style>
    <style:style style:name="P186" style:family="paragraph" style:parent-style-name="Heading_20_2">
      <style:paragraph-properties fo:break-before="page"/>
      <style:text-properties officeooo:paragraph-rsid="007209f4"/>
    </style:style>
    <style:style style:name="P187" style:family="paragraph" style:parent-style-name="Heading_20_2">
      <style:paragraph-properties fo:break-before="page"/>
      <style:text-properties officeooo:paragraph-rsid="0077d107"/>
    </style:style>
    <style:style style:name="P188" style:family="paragraph" style:parent-style-name="Heading_20_2">
      <style:paragraph-properties fo:break-before="page"/>
      <style:text-properties officeooo:paragraph-rsid="007317f2"/>
    </style:style>
    <style:style style:name="P189" style:family="paragraph" style:parent-style-name="Heading_20_2">
      <style:paragraph-properties fo:break-before="page"/>
      <style:text-properties officeooo:paragraph-rsid="00856c99"/>
    </style:style>
    <style:style style:name="P190" style:family="paragraph" style:parent-style-name="Heading_20_2">
      <style:paragraph-properties fo:break-before="page"/>
      <style:text-properties officeooo:paragraph-rsid="0088073d"/>
    </style:style>
    <style:style style:name="P191" style:family="paragraph" style:parent-style-name="Heading_20_2">
      <style:paragraph-properties fo:break-before="page"/>
      <style:text-properties officeooo:paragraph-rsid="008956dd"/>
    </style:style>
    <style:style style:name="P192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93" style:family="paragraph" style:parent-style-name="Standard" style:list-style-name="L10">
      <style:text-properties officeooo:paragraph-rsid="0030c406"/>
    </style:style>
    <style:style style:name="P194" style:family="paragraph" style:parent-style-name="Standard" style:list-style-name="L10">
      <style:text-properties officeooo:paragraph-rsid="00354618"/>
    </style:style>
    <style:style style:name="P195" style:family="paragraph" style:parent-style-name="Standard" style:list-style-name="L10">
      <style:text-properties officeooo:paragraph-rsid="00370f83"/>
    </style:style>
    <style:style style:name="P196" style:family="paragraph" style:parent-style-name="Standard" style:list-style-name="L10">
      <style:text-properties officeooo:paragraph-rsid="003ac64b"/>
    </style:style>
    <style:style style:name="P197" style:family="paragraph" style:parent-style-name="Standard" style:list-style-name="L10">
      <style:text-properties officeooo:paragraph-rsid="004203a3"/>
    </style:style>
    <style:style style:name="P198" style:family="paragraph" style:parent-style-name="Standard" style:list-style-name="L10">
      <style:text-properties officeooo:paragraph-rsid="0043c249"/>
    </style:style>
    <style:style style:name="P199" style:family="paragraph" style:parent-style-name="Standard" style:list-style-name="L10">
      <style:text-properties officeooo:paragraph-rsid="00473b51"/>
    </style:style>
    <style:style style:name="P200" style:family="paragraph" style:parent-style-name="Standard" style:list-style-name="L10">
      <style:text-properties officeooo:paragraph-rsid="004aafba"/>
    </style:style>
    <style:style style:name="P201" style:family="paragraph" style:parent-style-name="Standard" style:list-style-name="L10">
      <style:text-properties officeooo:paragraph-rsid="004e6e89"/>
    </style:style>
    <style:style style:name="P202" style:family="paragraph" style:parent-style-name="Standard" style:list-style-name="L10">
      <style:text-properties officeooo:paragraph-rsid="0054f650"/>
    </style:style>
    <style:style style:name="P203" style:family="paragraph" style:parent-style-name="Standard" style:list-style-name="L10">
      <style:text-properties officeooo:rsid="00571589" officeooo:paragraph-rsid="0054f650"/>
    </style:style>
    <style:style style:name="P204" style:family="paragraph" style:parent-style-name="Standard" style:list-style-name="L42">
      <style:text-properties officeooo:rsid="00571589" officeooo:paragraph-rsid="007209f4"/>
    </style:style>
    <style:style style:name="P205" style:family="paragraph" style:parent-style-name="Standard" style:list-style-name="L27">
      <style:text-properties officeooo:paragraph-rsid="006dec2c"/>
    </style:style>
    <style:style style:name="P206" style:family="paragraph" style:parent-style-name="Standard" style:list-style-name="L27">
      <style:text-properties officeooo:paragraph-rsid="0074214e"/>
    </style:style>
    <style:style style:name="P207" style:family="paragraph" style:parent-style-name="Standard" style:list-style-name="L27">
      <style:text-properties officeooo:paragraph-rsid="0077d034"/>
    </style:style>
    <style:style style:name="P208" style:family="paragraph" style:parent-style-name="Standard" style:list-style-name="L27">
      <style:text-properties officeooo:paragraph-rsid="007a553e"/>
    </style:style>
    <style:style style:name="P209" style:family="paragraph" style:parent-style-name="Standard" style:list-style-name="L27">
      <style:text-properties officeooo:paragraph-rsid="00806990"/>
    </style:style>
    <style:style style:name="P210" style:family="paragraph" style:parent-style-name="Standard" style:list-style-name="L34">
      <style:text-properties officeooo:paragraph-rsid="007209f4"/>
    </style:style>
    <style:style style:name="P211" style:family="paragraph" style:parent-style-name="Standard" style:list-style-name="L39">
      <style:text-properties officeooo:paragraph-rsid="0077d107"/>
    </style:style>
    <style:style style:name="P212" style:family="paragraph" style:parent-style-name="Standard" style:list-style-name="L42">
      <style:text-properties officeooo:paragraph-rsid="007209f4"/>
    </style:style>
    <style:style style:name="P213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14" style:family="paragraph" style:parent-style-name="Standard">
      <style:text-properties officeooo:rsid="00272da6" officeooo:paragraph-rsid="008f6f03"/>
    </style:style>
    <style:style style:name="P215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216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217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218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219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220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221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222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223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224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225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226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27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28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29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30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31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232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233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234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35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36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237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238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239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240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41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270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2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2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8f6f03" style:font-size-asian="10pt"/>
    </style:style>
    <style:style style:name="P273" style:family="paragraph" style:parent-style-name="Text_20_body" style:list-style-name="L1">
      <style:text-properties officeooo:paragraph-rsid="002b129f"/>
    </style:style>
    <style:style style:name="P274" style:family="paragraph" style:parent-style-name="Text_20_body" style:list-style-name="L1">
      <style:text-properties officeooo:paragraph-rsid="002c3bd6"/>
    </style:style>
    <style:style style:name="P275" style:family="paragraph" style:parent-style-name="Text_20_body" style:list-style-name="L1">
      <style:text-properties officeooo:rsid="0103ba70" officeooo:paragraph-rsid="0026b597"/>
    </style:style>
    <style:style style:name="P276" style:family="paragraph" style:parent-style-name="Text_20_body" style:list-style-name="L7"/>
    <style:style style:name="P277" style:family="paragraph" style:parent-style-name="Text_20_body" style:list-style-name="L9"/>
    <style:style style:name="P278" style:family="paragraph" style:parent-style-name="Text_20_body" style:list-style-name="L2">
      <style:paragraph-properties fo:margin-top="0cm" fo:margin-bottom="0cm" loext:contextual-spacing="false"/>
    </style:style>
    <style:style style:name="P279" style:family="paragraph" style:parent-style-name="Text_20_body" style:list-style-name="L3">
      <style:paragraph-properties fo:margin-top="0cm" fo:margin-bottom="0cm" loext:contextual-spacing="false"/>
    </style:style>
    <style:style style:name="P280" style:family="paragraph" style:parent-style-name="Text_20_body" style:list-style-name="L4">
      <style:paragraph-properties fo:margin-top="0cm" fo:margin-bottom="0cm" loext:contextual-spacing="false"/>
    </style:style>
    <style:style style:name="P281" style:family="paragraph" style:parent-style-name="Text_20_body" style:list-style-name="L5">
      <style:paragraph-properties fo:margin-top="0cm" fo:margin-bottom="0cm" loext:contextual-spacing="false"/>
    </style:style>
    <style:style style:name="P282" style:family="paragraph" style:parent-style-name="Text_20_body" style:list-style-name="L6">
      <style:paragraph-properties fo:margin-top="0cm" fo:margin-bottom="0cm" loext:contextual-spacing="false"/>
    </style:style>
    <style:style style:name="P28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2" style:family="text">
      <style:text-properties officeooo:rsid="002e6a31"/>
    </style:style>
    <style:style style:name="T23" style:family="text">
      <style:text-properties fo:font-style="italic" officeooo:rsid="00306dc3" style:font-style-asian="italic" style:font-style-complex="italic"/>
    </style:style>
    <style:style style:name="T24" style:family="text">
      <style:text-properties fo:font-style="italic" officeooo:rsid="0071b02f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7" style:family="text">
      <style:text-properties officeooo:rsid="00306dc3"/>
    </style:style>
    <style:style style:name="T28" style:family="text">
      <style:text-properties officeooo:rsid="0030c406"/>
    </style:style>
    <style:style style:name="T29" style:family="text">
      <style:text-properties officeooo:rsid="00354618"/>
    </style:style>
    <style:style style:name="T30" style:family="text">
      <style:text-properties officeooo:rsid="00370f83"/>
    </style:style>
    <style:style style:name="T31" style:family="text">
      <style:text-properties officeooo:rsid="003ac64b"/>
    </style:style>
    <style:style style:name="T32" style:family="text">
      <style:text-properties fo:color="#000000"/>
    </style:style>
    <style:style style:name="T33" style:family="text">
      <style:text-properties fo:color="#000000" style:font-name="Monospace" fo:font-size="10pt" fo:background-color="#ffffff" loext:char-shading-value="0" style:font-size-asian="10pt"/>
    </style:style>
    <style:style style:name="T34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5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000000" style:font-name="Consolas1" fo:font-size="10pt" style:font-size-asian="10pt"/>
    </style:style>
    <style:style style:name="T38" style:family="text">
      <style:text-properties fo:color="#000000" style:font-name="Consolas1" fo:font-size="10pt" officeooo:rsid="00571589" style:font-size-asian="10pt"/>
    </style:style>
    <style:style style:name="T39" style:family="text">
      <style:text-properties fo:color="#2a00ff" style:font-name="Monospace" fo:font-size="10pt" fo:background-color="#ffffff" loext:char-shading-value="0" style:font-size-asian="10pt"/>
    </style:style>
    <style:style style:name="T40" style:family="text">
      <style:text-properties fo:color="#2a00ff" style:font-name="Consolas1" fo:font-size="10pt" style:font-size-asian="10pt"/>
    </style:style>
    <style:style style:name="T41" style:family="text">
      <style:text-properties officeooo:rsid="003c009f"/>
    </style:style>
    <style:style style:name="T42" style:family="text">
      <style:text-properties officeooo:rsid="003c120d"/>
    </style:style>
    <style:style style:name="T43" style:family="text">
      <style:text-properties officeooo:rsid="0041c709"/>
    </style:style>
    <style:style style:name="T44" style:family="text">
      <style:text-properties officeooo:rsid="004203a3"/>
    </style:style>
    <style:style style:name="T45" style:family="text">
      <style:text-properties officeooo:rsid="0043c249"/>
    </style:style>
    <style:style style:name="T46" style:family="text">
      <style:text-properties officeooo:rsid="00473b51"/>
    </style:style>
    <style:style style:name="T47" style:family="text">
      <style:text-properties officeooo:rsid="004977b7"/>
    </style:style>
    <style:style style:name="T48" style:family="text">
      <style:text-properties officeooo:rsid="004aafba"/>
    </style:style>
    <style:style style:name="T49" style:family="text">
      <style:text-properties officeooo:rsid="004e6e89"/>
    </style:style>
    <style:style style:name="T50" style:family="text">
      <style:text-properties officeooo:rsid="0054f650"/>
    </style:style>
    <style:style style:name="T51" style:family="text">
      <style:text-properties officeooo:rsid="00571589"/>
    </style:style>
    <style:style style:name="T52" style:family="text">
      <style:text-properties fo:color="#7f0055" style:font-name="Consolas1" fo:font-size="10pt" fo:font-weight="bold" style:font-size-asian="10pt" style:font-weight-asian="bold"/>
    </style:style>
    <style:style style:name="T53" style:family="text">
      <style:text-properties fo:color="#7f0055" fo:font-weight="bold" style:font-weight-asian="bold"/>
    </style:style>
    <style:style style:name="T54" style:family="text">
      <style:text-properties fo:color="#4000c8" style:font-name="Consolas1" fo:font-size="10pt" fo:font-weight="bold" style:font-size-asian="10pt" style:font-weight-asian="bold"/>
    </style:style>
    <style:style style:name="T55" style:family="text">
      <style:text-properties style:font-name="Consolas1" fo:font-size="10pt" style:font-size-asian="10pt"/>
    </style:style>
    <style:style style:name="T56" style:family="text">
      <style:text-properties officeooo:rsid="005dcbba"/>
    </style:style>
    <style:style style:name="T57" style:family="text">
      <style:text-properties officeooo:rsid="0064fc52"/>
    </style:style>
    <style:style style:name="T58" style:family="text">
      <style:text-properties officeooo:rsid="006bffc5"/>
    </style:style>
    <style:style style:name="T59" style:family="text">
      <style:text-properties officeooo:rsid="006b2d0a"/>
    </style:style>
    <style:style style:name="T60" style:family="text">
      <style:text-properties officeooo:rsid="006cee4d"/>
    </style:style>
    <style:style style:name="T61" style:family="text">
      <style:text-properties fo:color="#000080" style:font-name="Consolas1" fo:font-size="10pt" style:font-size-asian="10pt"/>
    </style:style>
    <style:style style:name="T62" style:family="text">
      <style:text-properties fo:color="#0000ff" style:font-name="Consolas1" fo:font-size="10pt" style:font-size-asian="10pt"/>
    </style:style>
    <style:style style:name="T63" style:family="text">
      <style:text-properties fo:color="#408080" style:font-name="Consolas1" fo:font-size="10pt" style:font-size-asian="10pt"/>
    </style:style>
    <style:style style:name="T64" style:family="text">
      <style:text-properties fo:color="#007dc3" style:font-name="Calibri2" fo:font-size="18pt" officeooo:rsid="006a5a8c" style:font-size-asian="18pt" style:font-size-complex="18pt"/>
    </style:style>
    <style:style style:name="T65" style:family="text">
      <style:text-properties fo:color="#007dc3" style:font-name="Calibri2" fo:font-size="18pt" officeooo:rsid="001bba47" style:font-size-asian="18pt" style:font-size-complex="18pt"/>
    </style:style>
    <style:style style:name="T66" style:family="text">
      <style:text-properties fo:color="#007dc3" style:font-name="Calibri2" fo:font-size="18pt" officeooo:rsid="002651fa" style:font-size-asian="18pt" style:font-size-complex="18pt"/>
    </style:style>
    <style:style style:name="T67" style:family="text">
      <style:text-properties fo:color="#007dc3" style:font-name="Calibri2" fo:font-size="18pt" officeooo:rsid="006dec2c" style:font-size-asian="18pt" style:font-size-complex="18pt"/>
    </style:style>
    <style:style style:name="T68" style:family="text">
      <style:text-properties fo:color="#007dc3" style:font-name="Calibri2" fo:font-size="18pt" officeooo:rsid="007893cc" style:font-size-asian="18pt" style:font-size-complex="18pt"/>
    </style:style>
    <style:style style:name="T69" style:family="text">
      <style:text-properties fo:color="#007dc3" style:font-name="Calibri2" fo:font-size="18pt" officeooo:rsid="0084814d" style:font-size-asian="18pt" style:font-size-complex="18pt"/>
    </style:style>
    <style:style style:name="T70" style:family="text">
      <style:text-properties fo:color="#007dc3" style:font-name="Calibri2" fo:font-size="18pt" officeooo:rsid="0088073d" style:font-size-asian="18pt" style:font-size-complex="18pt"/>
    </style:style>
    <style:style style:name="T71" style:family="text">
      <style:text-properties fo:color="#007dc3" style:font-name="Calibri2" fo:font-size="18pt" officeooo:rsid="008a5443" style:font-size-asian="18pt" style:font-size-complex="18pt"/>
    </style:style>
    <style:style style:name="T72" style:family="text">
      <style:text-properties fo:color="#007dc3" style:font-name="Calibri2" fo:font-size="18pt" officeooo:rsid="008e3183" style:font-size-asian="18pt" style:font-size-complex="18pt"/>
    </style:style>
    <style:style style:name="T73" style:family="text">
      <style:text-properties fo:color="#007dc3" style:font-name="Calibri2" fo:font-size="18pt" officeooo:rsid="009173ed" style:font-size-asian="18pt" style:font-size-complex="18pt"/>
    </style:style>
    <style:style style:name="T74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5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6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7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8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9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0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1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2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3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4" style:family="text">
      <style:text-properties fo:color="#007dc3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5" style:family="text">
      <style:text-properties fo:color="#007dc3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6" style:family="text">
      <style:text-properties fo:color="#007dc3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7" style:family="text">
      <style:text-properties fo:color="#007dc3" style:font-name="Calibri1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8" style:family="text">
      <style:text-properties fo:color="#007dc3" style:font-name="Calibri1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9" style:family="text">
      <style:text-properties officeooo:rsid="00726857"/>
    </style:style>
    <style:style style:name="T90" style:family="text">
      <style:text-properties officeooo:rsid="0076178f"/>
    </style:style>
    <style:style style:name="T91" style:family="text">
      <style:text-properties officeooo:rsid="0076e180"/>
    </style:style>
    <style:style style:name="T92" style:family="text">
      <style:text-properties officeooo:rsid="0074214e"/>
    </style:style>
    <style:style style:name="T93" style:family="text">
      <style:text-properties officeooo:rsid="0077d034"/>
    </style:style>
    <style:style style:name="T94" style:family="text">
      <style:text-properties officeooo:rsid="007af355"/>
    </style:style>
    <style:style style:name="T95" style:family="text">
      <style:text-properties officeooo:rsid="007893cc"/>
    </style:style>
    <style:style style:name="T96" style:family="text">
      <style:text-properties officeooo:rsid="007a553e"/>
    </style:style>
    <style:style style:name="T97" style:family="text">
      <style:text-properties officeooo:rsid="00806990"/>
    </style:style>
    <style:style style:name="T98" style:family="text">
      <style:text-properties officeooo:rsid="008617a9"/>
    </style:style>
    <style:style style:name="T99" style:family="text">
      <style:text-properties officeooo:rsid="0088073d"/>
    </style:style>
    <style:style style:name="T100" style:family="text">
      <style:text-properties officeooo:rsid="008956dd"/>
    </style:style>
    <style:style style:name="T101" style:family="text">
      <style:text-properties style:text-position="0% 100%"/>
    </style:style>
    <style:style style:name="T102" style:family="text">
      <style:text-properties style:text-position="0% 100%" officeooo:rsid="008956dd"/>
    </style:style>
    <style:style style:name="T103" style:family="text">
      <style:text-properties officeooo:rsid="008a5443"/>
    </style:style>
    <style:style style:name="T104" style:family="text">
      <style:text-properties officeooo:rsid="008ae583"/>
    </style:style>
    <style:style style:name="T105" style:family="text">
      <style:text-properties officeooo:rsid="008e0e50"/>
    </style:style>
    <style:style style:name="T106" style:family="text">
      <style:text-properties officeooo:rsid="008e3183"/>
    </style:style>
    <style:style style:name="T107" style:family="text">
      <style:text-properties officeooo:rsid="008f6f03"/>
    </style:style>
    <style:style style:name="T108" style:family="text">
      <style:text-properties officeooo:rsid="0091789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83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283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6">Control de versions d'HELIUM</text:p>
      <text:p text:style-name="P127"><text:span text:style-name="T71">1</text:span><text:span text:style-name="T73">3</text:span><text:span text:style-name="T69"> </text:span><text:span text:style-name="T65">d</text:span><text:span text:style-name="T67">e</text:span><text:span text:style-name="T68"> j</text:span><text:span text:style-name="T72">uliol</text:span><text:span text:style-name="T64"> </text:span><text:span text:style-name="T65">de </text:span><text:span text:style-name="T66">202</text:span><text:span text:style-name="T70">0</text:span></text:p>
      <text:p text:style-name="P124">Serveis d’Administració Electrònica en el Govern de les Illes Balears</text:p>
      <text:p text:style-name="P123">Lot 3 (Serveis de tramitació d’expedients electrònics)</text:p>
      <text:p text:style-name="P123"/>
      <text:p text:style-name="P123"/>
      <text:p text:style-name="P123"/>
      <text:p text:style-name="P123"/>
      <text:p text:style-name="P125">Oficina Tècnica de Direcció de Projecte</text:p>
      <text:list xml:id="list3865469896" text:style-name="Outline">
        <text:list-header>
          <text:h text:style-name="P16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2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9">Data</text:p>
          </table:table-cell>
          <table:table-cell table:style-name="Taula1.B2" office:value-type="string">
            <text:p text:style-name="P130">Autor</text:p>
          </table:table-cell>
          <table:table-cell table:style-name="Taula1.B2" office:value-type="string">
            <text:p text:style-name="P130">Versió</text:p>
          </table:table-cell>
          <table:table-cell table:style-name="Taula1.D2" office:value-type="string">
            <text:p text:style-name="P130">Canvis</text:p>
          </table:table-cell>
        </table:table-row>
        <table:table-row table:style-name="Taula1.1">
          <table:table-cell table:style-name="Taula1.A3" office:value-type="string">
            <text:p text:style-name="P131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32">Limit Tecnologies</text:p>
          </table:table-cell>
          <table:table-cell table:style-name="Taula1.C3" office:value-type="string">
            <text:p text:style-name="P131">v1.0</text:p>
          </table:table-cell>
          <table:table-cell table:style-name="Taula1.D3" office:value-type="string">
            <text:p text:style-name="P131">Versió inicial</text:p>
          </table:table-cell>
        </table:table-row>
        <table:table-row table:style-name="Taula1.1">
          <table:table-cell table:style-name="Taula1.A4" office:value-type="string">
            <text:p text:style-name="P133"/>
          </table:table-cell>
          <table:table-cell table:style-name="Taula1.B4" office:value-type="string">
            <text:p text:style-name="P133"/>
          </table:table-cell>
          <table:table-cell table:style-name="Taula1.C4" office:value-type="string">
            <text:p text:style-name="P133"/>
          </table:table-cell>
          <table:table-cell table:style-name="Taula1.D4" office:value-type="string">
            <text:p text:style-name="P133"/>
          </table:table-cell>
        </table:table-row>
        <table:table-row table:style-name="Taula1.1">
          <table:table-cell table:style-name="Taula1.A5" office:value-type="string">
            <text:p text:style-name="P133"/>
          </table:table-cell>
          <table:table-cell table:style-name="Taula1.B5" office:value-type="string">
            <text:p text:style-name="P133"/>
          </table:table-cell>
          <table:table-cell table:style-name="Taula1.C5" office:value-type="string">
            <text:p text:style-name="P133"/>
          </table:table-cell>
          <table:table-cell table:style-name="Taula1.D5" office:value-type="string">
            <text:p text:style-name="P133"/>
          </table:table-cell>
        </table:table-row>
        <table:table-row table:style-name="Taula1.1">
          <table:table-cell table:style-name="Taula1.A6" office:value-type="string">
            <text:p text:style-name="P133"/>
          </table:table-cell>
          <table:table-cell table:style-name="Taula1.B6" office:value-type="string">
            <text:p text:style-name="P133"/>
          </table:table-cell>
          <table:table-cell table:style-name="Taula1.C6" office:value-type="string">
            <text:p text:style-name="P133"/>
          </table:table-cell>
          <table:table-cell table:style-name="Taula1.D6" office:value-type="string">
            <text:p text:style-name="P13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2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9">Nom</text:p>
          </table:table-cell>
          <table:table-cell table:style-name="Taula2.B2" office:value-type="string">
            <text:p text:style-name="P130">Data</text:p>
          </table:table-cell>
          <table:table-cell table:style-name="Taula2.C2" office:value-type="string">
            <text:p text:style-name="P130">Àrea, departament o empresa</text:p>
          </table:table-cell>
        </table:table-row>
        <table:table-row table:style-name="Taula2.1">
          <table:table-cell table:style-name="Taula2.A3" office:value-type="string">
            <text:p text:style-name="P131"/>
          </table:table-cell>
          <table:table-cell table:style-name="Taula2.B3" office:value-type="string">
            <text:p text:style-name="P131"/>
          </table:table-cell>
          <table:table-cell table:style-name="Taula2.C3" office:value-type="string">
            <text:p text:style-name="P131"/>
          </table:table-cell>
        </table:table-row>
        <table:table-row table:style-name="Taula2.1">
          <table:table-cell table:style-name="Taula2.A4" office:value-type="string">
            <text:p text:style-name="P133"/>
          </table:table-cell>
          <table:table-cell table:style-name="Taula2.B4" office:value-type="string">
            <text:p text:style-name="P133"/>
          </table:table-cell>
          <table:table-cell table:style-name="Taula2.C4" office:value-type="string">
            <text:p text:style-name="P133"/>
          </table:table-cell>
        </table:table-row>
        <table:table-row table:style-name="Taula2.1">
          <table:table-cell table:style-name="Taula2.A5" office:value-type="string">
            <text:p text:style-name="P133"/>
          </table:table-cell>
          <table:table-cell table:style-name="Taula2.B5" office:value-type="string">
            <text:p text:style-name="P133"/>
          </table:table-cell>
          <table:table-cell table:style-name="Taula2.C5" office:value-type="string">
            <text:p text:style-name="P133"/>
          </table:table-cell>
        </table:table-row>
        <table:table-row table:style-name="Taula2.1">
          <table:table-cell table:style-name="Taula2.A6" office:value-type="string">
            <text:p text:style-name="P133"/>
          </table:table-cell>
          <table:table-cell table:style-name="Taula2.B6" office:value-type="string">
            <text:p text:style-name="P133"/>
          </table:table-cell>
          <table:table-cell table:style-name="Taula2.C6" office:value-type="string">
            <text:p text:style-name="P13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2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9">Nom</text:p>
          </table:table-cell>
          <table:table-cell table:style-name="Taula3.B2" office:value-type="string">
            <text:p text:style-name="P130">Data</text:p>
          </table:table-cell>
          <table:table-cell table:style-name="Taula3.C2" office:value-type="string">
            <text:p text:style-name="P130">Àrea, departament o empresa</text:p>
          </table:table-cell>
        </table:table-row>
        <table:table-row table:style-name="Taula3.1">
          <table:table-cell table:style-name="Taula3.A3" office:value-type="string">
            <text:p text:style-name="P131"/>
          </table:table-cell>
          <table:table-cell table:style-name="Taula3.B3" office:value-type="string">
            <text:p text:style-name="P131"/>
          </table:table-cell>
          <table:table-cell table:style-name="Taula3.C3" office:value-type="string">
            <text:p text:style-name="P131"/>
          </table:table-cell>
        </table:table-row>
        <table:table-row table:style-name="Taula3.1">
          <table:table-cell table:style-name="Taula3.A4" office:value-type="string">
            <text:p text:style-name="P133"/>
          </table:table-cell>
          <table:table-cell table:style-name="Taula3.B4" office:value-type="string">
            <text:p text:style-name="P133"/>
          </table:table-cell>
          <table:table-cell table:style-name="Taula3.C4" office:value-type="string">
            <text:p text:style-name="P133"/>
          </table:table-cell>
        </table:table-row>
        <table:table-row table:style-name="Taula3.1">
          <table:table-cell table:style-name="Taula3.A5" office:value-type="string">
            <text:p text:style-name="P133"/>
          </table:table-cell>
          <table:table-cell table:style-name="Taula3.B5" office:value-type="string">
            <text:p text:style-name="P133"/>
          </table:table-cell>
          <table:table-cell table:style-name="Taula3.C5" office:value-type="string">
            <text:p text:style-name="P133"/>
          </table:table-cell>
        </table:table-row>
        <table:table-row table:style-name="Taula3.1">
          <table:table-cell table:style-name="Taula3.A6" office:value-type="string">
            <text:p text:style-name="P133"/>
          </table:table-cell>
          <table:table-cell table:style-name="Taula3.B6" office:value-type="string">
            <text:p text:style-name="P133"/>
          </table:table-cell>
          <table:table-cell table:style-name="Taula3.C6" office:value-type="string">
            <text:p text:style-name="P13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2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9">Nom</text:p>
          </table:table-cell>
          <table:table-cell table:style-name="Taula6.B2" office:value-type="string">
            <text:p text:style-name="P130">Àrea, departament o empresa</text:p>
          </table:table-cell>
          <table:table-cell table:style-name="Taula6.C2" office:value-type="string">
            <text:p text:style-name="P130">Correu electrònic</text:p>
          </table:table-cell>
        </table:table-row>
        <table:table-row table:style-name="Taula6.1">
          <table:table-cell table:style-name="Taula6.A3" office:value-type="string">
            <text:p text:style-name="P131"/>
          </table:table-cell>
          <table:table-cell table:style-name="Taula6.B3" office:value-type="string">
            <text:p text:style-name="P131"/>
          </table:table-cell>
          <table:table-cell table:style-name="Taula6.C3" office:value-type="string">
            <text:p text:style-name="P131"/>
          </table:table-cell>
        </table:table-row>
        <table:table-row table:style-name="Taula6.1">
          <table:table-cell table:style-name="Taula6.A4" office:value-type="string">
            <text:p text:style-name="P133"/>
          </table:table-cell>
          <table:table-cell table:style-name="Taula6.B4" office:value-type="string">
            <text:p text:style-name="P133"/>
          </table:table-cell>
          <table:table-cell table:style-name="Taula6.C4" office:value-type="string">
            <text:p text:style-name="P133"/>
          </table:table-cell>
        </table:table-row>
        <table:table-row table:style-name="Taula6.1">
          <table:table-cell table:style-name="Taula6.A5" office:value-type="string">
            <text:p text:style-name="P133"/>
          </table:table-cell>
          <table:table-cell table:style-name="Taula6.B5" office:value-type="string">
            <text:p text:style-name="P133"/>
          </table:table-cell>
          <table:table-cell table:style-name="Taula6.C5" office:value-type="string">
            <text:p text:style-name="P133"/>
          </table:table-cell>
        </table:table-row>
        <table:table-row table:style-name="Taula6.1">
          <table:table-cell table:style-name="Taula6.A6" office:value-type="string">
            <text:p text:style-name="P133"/>
          </table:table-cell>
          <table:table-cell table:style-name="Taula6.B6" office:value-type="string">
            <text:p text:style-name="P133"/>
          </table:table-cell>
          <table:table-cell table:style-name="Taula6.C6" office:value-type="string">
            <text:p text:style-name="P133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4"><text:a xlink:type="simple" xlink:href="#__RefHeading___Toc21421_3940995463" text:style-name="Index_20_Link" text:visited-style-name="Index_20_Link">Control de versions del document<text:tab/>2</text:a></text:p>
          <text:p text:style-name="P164"><text:a xlink:type="simple" xlink:href="#__RefHeading___Toc21295_3940995463" text:style-name="Index_20_Link" text:visited-style-name="Index_20_Link">1. Històric de versions<text:tab/>4</text:a></text:p>
          <text:p text:style-name="P165"><text:a xlink:type="simple" xlink:href="#__RefHeading___Toc19787_3508694843" text:style-name="Index_20_Link" text:visited-style-name="Index_20_Link">1.1. v3.2.96<text:tab/>4</text:a></text:p>
          <text:p text:style-name="P165"><text:a xlink:type="simple" xlink:href="#__RefHeading___Toc38092_687897089" text:style-name="Index_20_Link" text:visited-style-name="Index_20_Link">1.2. v3.2.97<text:tab/>5</text:a></text:p>
          <text:p text:style-name="P165"><text:a xlink:type="simple" xlink:href="#__RefHeading___Toc38377_14971827" text:style-name="Index_20_Link" text:visited-style-name="Index_20_Link">1.3. v3.2.98<text:tab/>6</text:a></text:p>
          <text:p text:style-name="P165"><text:a xlink:type="simple" xlink:href="#__RefHeading___Toc18081_506569814" text:style-name="Index_20_Link" text:visited-style-name="Index_20_Link">1.4. v3.2.99<text:tab/>7</text:a></text:p>
          <text:p text:style-name="P165"><text:a xlink:type="simple" xlink:href="#__RefHeading___Toc18081_5065698141" text:style-name="Index_20_Link" text:visited-style-name="Index_20_Link">1.5. v3.2.100<text:tab/>8</text:a></text:p>
          <text:p text:style-name="P165"><text:a xlink:type="simple" xlink:href="#__RefHeading___Toc77409_61972128" text:style-name="Index_20_Link" text:visited-style-name="Index_20_Link">1.6. v3.2.101<text:tab/>9</text:a></text:p>
          <text:p text:style-name="P165"><text:a xlink:type="simple" xlink:href="#__RefHeading___Toc16729_526703748" text:style-name="Index_20_Link" text:visited-style-name="Index_20_Link">1.7. v3.2.102<text:tab/>10</text:a></text:p>
          <text:p text:style-name="P165"><text:a xlink:type="simple" xlink:href="#__RefHeading___Toc16729_5267037481" text:style-name="Index_20_Link" text:visited-style-name="Index_20_Link">1.8. v3.2.102a<text:tab/>11</text:a></text:p>
          <text:p text:style-name="P165"><text:a xlink:type="simple" xlink:href="#__RefHeading___Toc32902_519805004" text:style-name="Index_20_Link" text:visited-style-name="Index_20_Link">1.9. v3.2.103<text:tab/>12</text:a></text:p>
          <text:p text:style-name="P165"><text:a xlink:type="simple" xlink:href="#__RefHeading___Toc74958_588639221" text:style-name="Index_20_Link" text:visited-style-name="Index_20_Link">1.10. v3.2.104<text:tab/>13</text:a></text:p>
          <text:p text:style-name="P165"><text:a xlink:type="simple" xlink:href="#__RefHeading___Toc30263_3439170243" text:style-name="Index_20_Link" text:visited-style-name="Index_20_Link">1.11. v3.2.104.1<text:tab/>14</text:a></text:p>
          <text:p text:style-name="P165"><text:a xlink:type="simple" xlink:href="#__RefHeading___Toc28723_1470059864" text:style-name="Index_20_Link" text:visited-style-name="Index_20_Link">1.12. v3.2.105<text:tab/>15</text:a></text:p>
          <text:p text:style-name="P165"><text:a xlink:type="simple" xlink:href="#__RefHeading___Toc78940_1512682159" text:style-name="Index_20_Link" text:visited-style-name="Index_20_Link">1.13. v3.2.106<text:tab/>16</text:a></text:p>
          <text:p text:style-name="P165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65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65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65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65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65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165"><text:a xlink:type="simple" xlink:href="#__RefHeading___Toc54129_81651155" text:style-name="Index_20_Link" text:visited-style-name="Index_20_Link">1.20. v3.2.107 Helium amb Herència<text:tab/>25</text:a></text:p>
          <text:p text:style-name="P165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165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165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165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165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</text:index-body>
      </text:table-of-content>
      <text:p text:style-name="P5"/>
      <text:list xml:id="list100232862953423" text:continue-numbering="true" text:style-name="Outline">
        <text:list-item>
          <text:h text:style-name="P16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70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4"><text:tab/>26/10/2018</text:p>
      <text:p text:style-name="P34">Resum: </text:p>
      <text:p text:style-name="P34"><text:tab/>Resolució d'errors relacionats amb l'Arxiu digital de la CAIB.</text:p>
      <text:p text:style-name="P34"/>
      <text:p text:style-name="P31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696076147" text:style-name="L1">
        <text:list-item>
          <text:p text:style-name="P275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278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279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280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281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282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276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4"><text:tab/>Sense canvis</text:p>
      <text:p text:style-name="P9"/>
      <text:p text:style-name="P8"><text:span text:style-name="T3">Propietats globals</text:span>: </text:p>
      <text:list xml:id="list1479440377" text:style-name="L8">
        <text:list-item>
          <text:p text:style-name="P192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192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18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3"/>
      <text:p text:style-name="P33"/>
      <text:list xml:id="list100233038598969" text:continue-list="list100232862953423" text:style-name="Outline">
        <text:list-item>
          <text:list>
            <text:list-item>
              <text:h text:style-name="P172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5"><text:tab/><text:span text:style-name="T9">30</text:span>/10/2018</text:p>
      <text:p text:style-name="P35">Resum: </text:p>
      <text:p text:style-name="P35"><text:tab/><text:span text:style-name="T9">Conversió a PDF dels documents no signats en finalitzar un expedient integrat amb l'Arxiu</text:span>.</text:p>
      <text:p text:style-name="P35"/>
      <text:p text:style-name="P76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00231535112088" text:continue-list="list696076147" text:style-name="L1">
        <text:list-item>
          <text:p text:style-name="P273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273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277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5"><text:tab/>Sense canvis</text:p>
      <text:p text:style-name="P11"/>
      <text:p text:style-name="P36">Propietats globals: </text:p>
      <text:p text:style-name="P77"><text:tab/>Sense canvis</text:p>
      <text:p text:style-name="P77"/>
      <text:list xml:id="list100231204823418" text:continue-list="list100233038598969" text:style-name="Outline">
        <text:list-item>
          <text:list>
            <text:list-item>
              <text:h text:style-name="P173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56"><text:tab/><text:span text:style-name="T10">07</text:span>/1<text:span text:style-name="T10">1</text:span>/2018</text:p>
      <text:p text:style-name="P56">Resum: </text:p>
      <text:p text:style-name="P56"><text:tab/><text:span text:style-name="T10">Correccions errors amb custòdia documental.</text:span></text:p>
      <text:p text:style-name="P56"/>
      <text:p text:style-name="P84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00232108240162" text:continue-list="list100231535112088" text:style-name="L1">
        <text:list-item>
          <text:p text:style-name="P274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274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274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274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274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2">.</text:span></text:p>
        </text:list-item>
        <text:list-item>
          <text:p text:style-name="P274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27"> amb el </text:span><text:span text:style-name="T23">handler</text:span><text:span text:style-name="T13"> </text:span><text:span text:style-name="T23">RegistreEntradaHandler</text:span><text:span text:style-name="T27">.</text:span></text:p>
        </text:list-item>
      </text:list>
      <text:p text:style-name="P12"/>
      <text:p text:style-name="P12">Base de dades:<text:span text:style-name="T2"> </text:span></text:p>
      <text:p text:style-name="P56"><text:tab/>Sense canvis</text:p>
      <text:p text:style-name="P12"/>
      <text:p text:style-name="P37">Propietats globals: </text:p>
      <text:p text:style-name="P78"><text:tab/>Sense canvis</text:p>
      <text:p text:style-name="P78"/>
      <text:list xml:id="list100232204056799" text:continue-list="list100231204823418" text:style-name="Outline">
        <text:list-item>
          <text:list>
            <text:list-item>
              <text:h text:style-name="P174" text:outline-level="2"><text:bookmark-start text:name="__RefHeading___Toc18081_506569814"/>v3.2.9<text:span text:style-name="T28">9</text:span><text:bookmark-end text:name="__RefHeading___Toc18081_506569814"/></text:h>
            </text:list-item>
          </text:list>
        </text:list-item>
      </text:list>
      <text:p text:style-name="P13">Data: </text:p>
      <text:p text:style-name="P57"><text:tab/><text:span text:style-name="T28">05</text:span>/1<text:span text:style-name="T28">2</text:span>/2018</text:p>
      <text:p text:style-name="P57">Resum: </text:p>
      <text:p text:style-name="P57"><text:tab/><text:span text:style-name="T28">Diverses correccions, estadístiques per entorn i modificacions menors.</text:span></text:p>
      <text:p text:style-name="P57"/>
      <text:p text:style-name="P85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85"/>
      <text:list xml:id="list2129073217" text:style-name="L10">
        <text:list-item>
          <text:p text:style-name="P193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93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93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93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93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93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93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93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93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93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93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93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93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93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93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93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93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57"><text:tab/>Sense canvis</text:p>
      <text:p text:style-name="P13"/>
      <text:p text:style-name="P38">Propietats globals: </text:p>
      <text:p text:style-name="P79"><text:tab/>Sense canvis</text:p>
      <text:p text:style-name="P79"/>
      <text:p text:style-name="P80"/>
      <text:list xml:id="list100232119610196" text:continue-list="list100232204056799" text:style-name="Outline">
        <text:list-item>
          <text:list>
            <text:list-item>
              <text:h text:style-name="P175" text:outline-level="2"><text:bookmark-start text:name="__RefHeading___Toc18081_5065698141"/>v3.2.<text:span text:style-name="T29">100</text:span><text:bookmark-end text:name="__RefHeading___Toc18081_5065698141"/></text:h>
            </text:list-item>
          </text:list>
        </text:list-item>
      </text:list>
      <text:p text:style-name="P14">Data: </text:p>
      <text:p text:style-name="P58"><text:tab/><text:span text:style-name="T29">11</text:span>/1<text:span text:style-name="T28">2</text:span>/2018</text:p>
      <text:p text:style-name="P58">Resum: </text:p>
      <text:p text:style-name="P58"><text:tab/><text:span text:style-name="T29">Correccions menors per solucionar problemes trobats a la versió 3.2.99.</text:span></text:p>
      <text:p text:style-name="P58"/>
      <text:p text:style-name="P86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86"/>
      <text:list xml:id="list100231426915903" text:continue-list="list2129073217" text:style-name="L10">
        <text:list-item>
          <text:p text:style-name="P194"><text:a xlink:type="simple" xlink:href="https://github.com/GovernIB/helium/issues/1222" text:style-name="Internet_20_link" text:visited-style-name="Visited_20_Internet_20_Link">#1222</text:a> Error modificant document adjunta a l'expedient<text:span text:style-name="T29">.</text:span></text:p>
        </text:list-item>
        <text:list-item>
          <text:p text:style-name="P194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58"><text:tab/>Sense canvis</text:p>
      <text:p text:style-name="P14"/>
      <text:p text:style-name="P39">Propietats globals: </text:p>
      <text:p text:style-name="P80"><text:tab/>Sen<text:span text:style-name="T29">se canvis</text:span></text:p>
      <text:p text:style-name="P80"/>
      <text:list xml:id="list100232461888752" text:continue-list="list100232119610196" text:style-name="Outline">
        <text:list-item>
          <text:list>
            <text:list-item>
              <text:h text:style-name="P176" text:outline-level="2"><text:bookmark-start text:name="__RefHeading___Toc77409_61972128"/>v3.2.<text:span text:style-name="T29">101</text:span><text:bookmark-end text:name="__RefHeading___Toc77409_61972128"/></text:h>
            </text:list-item>
          </text:list>
        </text:list-item>
      </text:list>
      <text:p text:style-name="P15">Data: </text:p>
      <text:p text:style-name="P59"><text:tab/><text:span text:style-name="T30">16</text:span>/<text:span text:style-name="T30">01</text:span>/201<text:span text:style-name="T30">9</text:span></text:p>
      <text:p text:style-name="P59">Resum: </text:p>
      <text:p text:style-name="P60"><text:tab/>Correcció d'error amb enviament de documents a portasignatures des de un subproces<text:span text:style-name="T30">.</text:span></text:p>
      <text:p text:style-name="P59"/>
      <text:p text:style-name="P87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87"/>
      <text:list xml:id="list100232144508255" text:continue-list="list100231426915903" text:style-name="L10">
        <text:list-item>
          <text:p text:style-name="P195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59"><text:tab/>Sense canvis</text:p>
      <text:p text:style-name="P15"/>
      <text:p text:style-name="P40">Propietats globals: </text:p>
      <text:p text:style-name="P81"><text:tab/>Sen<text:span text:style-name="T29">se canvis</text:span></text:p>
      <text:list xml:id="list100232005731568" text:continue-list="list100232461888752" text:style-name="Outline">
        <text:list-item>
          <text:list>
            <text:list-item>
              <text:h text:style-name="P177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61"><text:tab/><text:span text:style-name="T31">24</text:span>/<text:span text:style-name="T30">01</text:span>/201<text:span text:style-name="T30">9</text:span></text:p>
      <text:p text:style-name="P61">Resum: </text:p>
      <text:p text:style-name="P61"><text:tab/>Correcció <text:span text:style-name="T31">de diversos errors trobats a la versió 3.2.100</text:span></text:p>
      <text:p text:style-name="P61"/>
      <text:p text:style-name="P88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88"/>
      <text:list xml:id="list100231077700311" text:continue-list="list100232144508255" text:style-name="L10">
        <text:list-item>
          <text:p text:style-name="P196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96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96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96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96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96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96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96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2965483455" text:style-name="L11">
        <text:list-item>
          <text:p text:style-name="P215">Canvis realitzats a nivell de BBDD:</text:p>
          <text:list>
            <text:list-item>
              <text:p text:style-name="P216"><text:span text:style-name="T42">Modificades taules </text:span><text:span text:style-name="T26">HEL_REPRO </text:span><text:span text:style-name="T16">i </text:span><text:span text:style-name="T26">HEL_TASCA</text:span><text:span text:style-name="T16"> per adaptar-les a la nova funcionalitat de “repros” per tasques concretes.</text:span></text:p>
            </text:list-item>
            <text:list-item>
              <text:p text:style-name="P217"><text:span text:style-name="T15">Creada nova taula </text:span><text:span text:style-name="T25">HEL_DOCUMENT_NOTIFICACIO </text:span><text:span text:style-name="T15">i modificades les taules </text:span><text:span text:style-name="T25">HEL_EXPEDIENT_TIPUS</text:span><text:span text:style-name="T15"> i </text:span><text:span text:style-name="T25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218"><text:span text:style-name="T43">Script de modificació per aplicar els canvis</text:span>:</text:p>
        </text:list-item>
      </text:list>
      <text:list xml:id="list1299020925" text:style-name="L12">
        <text:list-item>
          <text:p text:style-name="P219">helium_update_3.2.102.sql</text:p>
        </text:list-item>
      </text:list>
      <text:p text:style-name="P16"/>
      <text:p text:style-name="P41">Propietats globals: </text:p>
      <text:p text:style-name="P41"/>
      <text:list xml:id="list3346605490" text:style-name="L13">
        <text:list-item>
          <text:p text:style-name="P240">Afegides propietats <text:span text:style-name="T41">globals</text:span> <text:span text:style-name="T34">app.notificacio.plugin</text:span><text:span text:style-name="T35"> </text:span><text:span text:style-name="T36">per poder integrar helium amb Notib.</text:span></text:p>
          <text:p text:style-name="P241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89">##############################</text:p>
            <text:p text:style-name="P138"># <text:tab/>Integració amb NOTIB <text:s text:c="2"/>#</text:p>
            <text:p text:style-name="P138">##############################</text:p>
            <text:p text:style-name="P134"><text:span text:style-name="T33">app.notificacio.plugin.class=</text:span><text:span text:style-name="T39">net.conselldemallorca.helium.integracio.plugins.notificacio.NotificacioPluginNotib</text:span></text:p>
            <text:p text:style-name="P134"><text:span text:style-name="T33">app.notificacio.plugin.url=</text:span><text:span text:style-name="T39">http://localhost:8180/notib</text:span></text:p>
            <text:p text:style-name="P134"><text:span text:style-name="T33">app.notificacio.plugin.username=</text:span><text:span text:style-name="T39">helapp</text:span></text:p>
            <text:p text:style-name="P32"><text:span text:style-name="T33">app.notificacio.plugin.password=</text:span><text:span text:style-name="T39">helapp</text:span></text:p>
          </table:table-cell>
        </table:table-row>
      </table:table>
      <text:p text:style-name="P82"/>
      <text:p text:style-name="P82"/>
      <text:p text:style-name="P83"><text:tab/>Sen<text:span text:style-name="T29">se canvis</text:span></text:p>
      <text:list xml:id="list100232871480991" text:continue-list="list100232005731568" text:style-name="Outline">
        <text:list-item>
          <text:list>
            <text:list-item>
              <text:h text:style-name="P178" text:outline-level="2"><text:bookmark-start text:name="__RefHeading___Toc16729_5267037481"/>v3.2.102<text:span text:style-name="T44">a </text:span><text:bookmark-end text:name="__RefHeading___Toc16729_5267037481"/></text:h>
            </text:list-item>
          </text:list>
        </text:list-item>
      </text:list>
      <text:p text:style-name="P17">Data: </text:p>
      <text:p text:style-name="P62"><text:tab/><text:span text:style-name="T44">22</text:span>/<text:span text:style-name="T30">02</text:span>/201<text:span text:style-name="T30">9</text:span></text:p>
      <text:p text:style-name="P62">Resum: </text:p>
      <text:p text:style-name="P62"><text:tab/><text:span text:style-name="T44">Error urgent plugin de tramitació amb SISTRA. Es detecta un error dels expedients donats d'alta des de SISTRA i es resol.</text:span></text:p>
      <text:p text:style-name="P62"/>
      <text:p text:style-name="P91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91"/>
      <text:list xml:id="list100232505329699" text:continue-list="list100231077700311" text:style-name="L10">
        <text:list-item>
          <text:p text:style-name="P197"><text:a xlink:type="simple" xlink:href="https://github.com/GovernIB/helium/issues/1275" text:style-name="Internet_20_link" text:visited-style-name="Visited_20_Internet_20_Link"><text:span text:style-name="T44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1026464546" text:style-name="L14">
        <text:list-item>
          <text:p text:style-name="P220">Sense canvis</text:p>
        </text:list-item>
      </text:list>
      <text:p text:style-name="P17"/>
      <text:p text:style-name="P42">Propietats globals: </text:p>
      <text:p text:style-name="P42"/>
      <text:list xml:id="list1080313249" text:style-name="L15">
        <text:list-item>
          <text:p text:style-name="P269"><text:span text:style-name="T36">S</text:span><text:span text:style-name="T35">ense canvis</text:span></text:p>
        </text:list-item>
      </text:list>
      <text:p text:style-name="P148"/>
      <text:list xml:id="list100231028565710" text:continue-list="list100232871480991" text:style-name="Outline">
        <text:list-item>
          <text:list>
            <text:list-item>
              <text:h text:style-name="P179" text:outline-level="2"><text:bookmark-start text:name="__RefHeading___Toc32902_519805004"/>v3.2.10<text:span text:style-name="T45">3</text:span><text:bookmark-end text:name="__RefHeading___Toc32902_519805004"/></text:h>
            </text:list-item>
          </text:list>
        </text:list-item>
      </text:list>
      <text:p text:style-name="P18">Data: </text:p>
      <text:p text:style-name="P63"><text:tab/><text:span text:style-name="T44">26</text:span>/<text:span text:style-name="T30">02</text:span>/201<text:span text:style-name="T30">9</text:span></text:p>
      <text:p text:style-name="P63">Resum: </text:p>
      <text:p text:style-name="P63"><text:tab/><text:span text:style-name="T45">Resolució de diferents errors.</text:span></text:p>
      <text:p text:style-name="P63"/>
      <text:p text:style-name="P92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92"/>
      <text:list xml:id="list100232747910782" text:continue-list="list100232505329699" text:style-name="L10">
        <text:list-item>
          <text:p text:style-name="P198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98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98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98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98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98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98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98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4223855370" text:style-name="L16">
        <text:list-item>
          <text:p text:style-name="P221">Sense canvis</text:p>
        </text:list-item>
      </text:list>
      <text:p text:style-name="P18"/>
      <text:p text:style-name="P43">Propietats globals: </text:p>
      <text:p text:style-name="P43"/>
      <text:list xml:id="list3924805662" text:style-name="L17">
        <text:list-item>
          <text:p text:style-name="P242"><text:span text:style-name="T41">S</text:span>ense canvis</text:p>
        </text:list-item>
      </text:list>
      <text:p text:style-name="P148"/>
      <text:list xml:id="list100232108459626" text:continue-list="list100231028565710" text:style-name="Outline">
        <text:list-item>
          <text:list>
            <text:list-item>
              <text:h text:style-name="P180" text:outline-level="2"><text:bookmark-start text:name="__RefHeading___Toc74958_588639221"/>v3.2.10<text:span text:style-name="T46">4</text:span><text:bookmark-end text:name="__RefHeading___Toc74958_588639221"/></text:h>
            </text:list-item>
          </text:list>
        </text:list-item>
      </text:list>
      <text:p text:style-name="P19">Data: </text:p>
      <text:p text:style-name="P64"><text:tab/><text:span text:style-name="T46">21</text:span>/<text:span text:style-name="T46">03</text:span>/201<text:span text:style-name="T30">9</text:span></text:p>
      <text:p text:style-name="P64">Resum: </text:p>
      <text:p text:style-name="P64"><text:tab/><text:span text:style-name="T47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64"/>
      <text:p text:style-name="P93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93"/>
      <text:list xml:id="list100231568334436" text:continue-list="list100232747910782" text:style-name="L10">
        <text:list-item>
          <text:p text:style-name="P199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99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199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99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99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99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99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99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99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99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3268162898" text:style-name="L18">
        <text:list-item>
          <text:p text:style-name="P222">Sense canvis</text:p>
        </text:list-item>
      </text:list>
      <text:p text:style-name="P19"/>
      <text:p text:style-name="P44">Propietats globals: </text:p>
      <text:p text:style-name="P44"/>
      <text:list xml:id="list482974960" text:style-name="L19">
        <text:list-item>
          <text:p text:style-name="P243"><text:span text:style-name="T41">S</text:span>ense canvis</text:p>
        </text:list-item>
      </text:list>
      <text:p text:style-name="P149"/>
      <text:list xml:id="list100232295528653" text:continue-list="list100232108459626" text:style-name="Outline">
        <text:list-item>
          <text:list>
            <text:list-item>
              <text:h text:style-name="P181" text:outline-level="2"><text:bookmark-start text:name="__RefHeading___Toc30263_3439170243"/>v3.2.10<text:span text:style-name="T46">4.1</text:span><text:bookmark-end text:name="__RefHeading___Toc30263_3439170243"/></text:h>
            </text:list-item>
          </text:list>
        </text:list-item>
      </text:list>
      <text:p text:style-name="P20">Data: </text:p>
      <text:p text:style-name="P65"><text:tab/><text:span text:style-name="T46">28</text:span>/<text:span text:style-name="T46">03</text:span>/201<text:span text:style-name="T30">9</text:span></text:p>
      <text:p text:style-name="P65">Resum: </text:p>
      <text:p text:style-name="P65"><text:tab/><text:span text:style-name="T48">Solució a l'error que no es vegi el botó de "Disseny" per usuaris amb permís de disseny sobre tipus d'expedients.</text:span></text:p>
      <text:p text:style-name="P65"/>
      <text:p text:style-name="P94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94"/>
      <text:list xml:id="list100232262929523" text:continue-list="list100231568334436" text:style-name="L10">
        <text:list-item>
          <text:p text:style-name="P200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2517367487" text:style-name="L20">
        <text:list-item>
          <text:p text:style-name="P223">Sense canvis</text:p>
        </text:list-item>
      </text:list>
      <text:p text:style-name="P20"/>
      <text:p text:style-name="P45">Propietats globals: </text:p>
      <text:p text:style-name="P45"/>
      <text:list xml:id="list1620200551" text:style-name="L21">
        <text:list-item>
          <text:p text:style-name="P244"><text:span text:style-name="T41">S</text:span>ense canvis</text:p>
        </text:list-item>
      </text:list>
      <text:p text:style-name="P150"/>
      <text:list xml:id="list100231892727044" text:continue-list="list100232295528653" text:style-name="Outline">
        <text:list-item>
          <text:list>
            <text:list-item>
              <text:h text:style-name="P182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66"><text:tab/><text:span text:style-name="T49">12</text:span>/<text:span text:style-name="T49">04</text:span>/201<text:span text:style-name="T30">9</text:span></text:p>
      <text:p text:style-name="P66">Resum: </text:p>
      <text:p text:style-name="P96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66"/>
      <text:p text:style-name="P95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95"/>
      <text:list xml:id="list100232141074800" text:continue-list="list100232262929523" text:style-name="L10">
        <text:list-item>
          <text:p text:style-name="P201"><text:a xlink:type="simple" xlink:href="https://github.com/GovernIB/helium/issues/1284" text:style-name="Internet_20_link" text:visited-style-name="Visited_20_Internet_20_Link">#1284</text:a> Error en les versions dels <text:span text:style-name="T49">subprocessos</text:span> quan no hi ha cap definició de procés creada</text:p>
        </text:list-item>
        <text:list-item>
          <text:p text:style-name="P201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01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01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01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01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01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01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2770044253" text:style-name="L22">
        <text:list-item>
          <text:p text:style-name="P225">Sense canvis</text:p>
        </text:list-item>
      </text:list>
      <text:p text:style-name="P21"/>
      <text:p text:style-name="P46">Propietats globals: </text:p>
      <text:p text:style-name="P46"/>
      <text:list xml:id="list2453258629" text:style-name="L23">
        <text:list-item>
          <text:p text:style-name="P245"><text:span text:style-name="T41">S</text:span>ense canvis</text:p>
        </text:list-item>
      </text:list>
      <text:list xml:id="list100232233440499" text:continue-list="list100231892727044" text:style-name="Outline">
        <text:list-item>
          <text:list>
            <text:list-item>
              <text:h text:style-name="P183" text:outline-level="2"><text:bookmark-start text:name="__RefHeading___Toc78940_1512682159"/>v3.2.10<text:span text:style-name="T50">6</text:span><text:bookmark-end text:name="__RefHeading___Toc78940_1512682159"/></text:h>
            </text:list-item>
          </text:list>
        </text:list-item>
      </text:list>
      <text:p text:style-name="P22">Data: </text:p>
      <text:p text:style-name="P67"><text:tab/><text:span text:style-name="T58">21</text:span>/<text:span text:style-name="T58">08</text:span>/201<text:span text:style-name="T30">9</text:span></text:p>
      <text:p text:style-name="P67">Resum: <text:span text:style-name="T56">Adaptació a la nova interfície del NOTIB i possibilitat de notificar documents amb manteniment d'interessats a través de la interfície gràcica</text:span>.<text:span text:style-name="T56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67"/>
      <text:p text:style-name="P97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97"/>
      <text:list xml:id="list100232555242212" text:continue-list="list100232141074800" text:style-name="L10">
        <text:list-item>
          <text:p text:style-name="P203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203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203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203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203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203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203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203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203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203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203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203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203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203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203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203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203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203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203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02"><text:a xlink:type="simple" xlink:href="https://github.com/GovernIB/helium/issues/1217" text:style-name="Internet_20_link" text:visited-style-name="Visited_20_Internet_20_Link"><text:span text:style-name="T51">#1217</text:span></text:a><text:span text:style-name="T51"> Falta la funcionalitat de provar dominis externs</text:span></text:p>
        </text:list-item>
        <text:list-item>
          <text:p text:style-name="P202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02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02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3515324667" text:style-name="L24">
        <text:list-item>
          <text:p text:style-name="P234">Nova taula per guardar la informació dels interessats per a les notificacions amb el Notib</text:p>
          <text:list>
            <text:list-item>
              <text:p text:style-name="P234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01">-- #1253 Notificar un document a través de la interfície de Helium</text:p>
            <text:p text:style-name="P145">-- Nova taula per a la informació dels interessats</text:p>
            <text:p text:style-name="P140"/>
            <text:p text:style-name="P134"><text:span text:style-name="T52">CREATE</text:span><text:span text:style-name="T37"> </text:span><text:span text:style-name="T52">TABLE</text:span><text:span text:style-name="T37"> HEL_INTERESSAT</text:span></text:p>
            <text:p text:style-name="P142"><text:soft-page-break/>(</text:p>
            <text:p text:style-name="P134"><text:span text:style-name="T37"><text:tab/>ID<text:tab/><text:tab/><text:tab/><text:tab/><text:tab/>NUMBER(19) <text:s text:c="14"/></text:span><text:span text:style-name="T52">NOT</text:span><text:span text:style-name="T37"> </text:span><text:span text:style-name="T54">NULL</text:span><text:span text:style-name="T37">,</text:span></text:p>
            <text:p text:style-name="P134"><text:span text:style-name="T37"><text:tab/>CODI <text:s text:c="15"/>VARCHAR2(64 </text:span><text:span text:style-name="T52">CHAR</text:span><text:span text:style-name="T37">) <text:s text:c="7"/></text:span><text:span text:style-name="T52">NOT</text:span><text:span text:style-name="T37"> </text:span><text:span text:style-name="T54">NULL</text:span><text:span text:style-name="T37">,</text:span></text:p>
            <text:p text:style-name="P134"><text:span text:style-name="T37"><text:tab/>NIF<text:tab/><text:tab/><text:tab/><text:tab/><text:tab/>VARCHAR2(9 </text:span><text:span text:style-name="T52">CHAR</text:span><text:span text:style-name="T37">)<text:tab/><text:tab/> </text:span><text:span text:style-name="T52">NOT</text:span><text:span text:style-name="T37"> </text:span><text:span text:style-name="T54">NULL</text:span><text:span text:style-name="T37">,</text:span></text:p>
            <text:p text:style-name="P134"><text:span text:style-name="T37"><text:tab/>NOM<text:tab/><text:tab/><text:tab/><text:tab/><text:tab/>VARCHAR2(255 </text:span><text:span text:style-name="T52">CHAR</text:span><text:span text:style-name="T37">) <text:tab/><text:tab/> </text:span><text:span text:style-name="T52">NOT</text:span><text:span text:style-name="T37"> </text:span><text:span text:style-name="T54">NULL</text:span><text:span text:style-name="T37">,</text:span></text:p>
            <text:p text:style-name="P134"><text:span text:style-name="T37"><text:tab/>LLINATGE1<text:tab/><text:tab/><text:tab/>VARCHAR2(255 </text:span><text:span text:style-name="T52">CHAR</text:span><text:span text:style-name="T37">),</text:span></text:p>
            <text:p text:style-name="P134"><text:span text:style-name="T37"><text:tab/>LLINATGE2<text:tab/><text:tab/><text:tab/>VARCHAR2(255 </text:span><text:span text:style-name="T52">CHAR</text:span><text:span text:style-name="T37">),</text:span></text:p>
            <text:p text:style-name="P142"><text:tab/>TIPUS<text:tab/><text:tab/><text:tab/><text:tab/>NUMBER(10),</text:p>
            <text:p text:style-name="P134"><text:span text:style-name="T37"><text:tab/>EMAIL<text:tab/><text:tab/><text:tab/><text:tab/>VARCHAR2(255 </text:span><text:span text:style-name="T52">CHAR</text:span><text:span text:style-name="T37">),</text:span></text:p>
            <text:p text:style-name="P134"><text:span text:style-name="T37"><text:tab/>TELEFON<text:tab/><text:tab/><text:tab/><text:tab/>VARCHAR2(16 </text:span><text:span text:style-name="T52">CHAR</text:span><text:span text:style-name="T37">),</text:span></text:p>
            <text:p text:style-name="P142"><text:tab/>EXPEDIENT_ID <text:s/><text:tab/><text:tab/>NUMBER(19)</text:p>
            <text:p text:style-name="P142">);</text:p>
            <text:p text:style-name="P140"/>
            <text:p text:style-name="P134"><text:span text:style-name="T52">ALTER</text:span><text:span text:style-name="T37"> </text:span><text:span text:style-name="T52">TABLE</text:span><text:span text:style-name="T37"> HEL_INTERESSAT </text:span><text:span text:style-name="T52">ADD</text:span><text:span text:style-name="T37"> (</text:span></text:p>
            <text:p text:style-name="P134"><text:span text:style-name="T37"><text:s text:c="2"/></text:span><text:span text:style-name="T52">CONSTRAINT</text:span><text:span text:style-name="T37"> HEL_EXPEDIENT_INTERESSAT_FK </text:span><text:span text:style-name="T52">FOREIGN</text:span><text:span text:style-name="T37"> </text:span><text:span text:style-name="T52">KEY</text:span><text:span text:style-name="T37"> (EXPEDIENT_ID) </text:span></text:p>
            <text:p text:style-name="P134"><text:span text:style-name="T37"><text:s/></text:span><text:span text:style-name="T52">REFERENCES</text:span><text:span text:style-name="T37"> HEL_EXPEDIENT (ID));</text:span></text:p>
            <text:p text:style-name="P142"><text:s/></text:p>
            <text:p text:style-name="P134"><text:span text:style-name="T52">ALTER</text:span><text:span text:style-name="T37"> </text:span><text:span text:style-name="T52">TABLE</text:span><text:span text:style-name="T37"> HEL_INTERESSAT </text:span><text:span text:style-name="T52">ADD</text:span><text:span text:style-name="T37"> </text:span><text:span text:style-name="T52">CONSTRAINT</text:span><text:span text:style-name="T37"> HEL_INTERESSAT_PK </text:span><text:span text:style-name="T52">PRIMARY</text:span><text:span text:style-name="T37"> </text:span><text:span text:style-name="T52">KEY</text:span><text:span text:style-name="T37"> (ID);</text:span></text:p>
            <text:p text:style-name="P140"/>
            <text:p text:style-name="P134"><text:span text:style-name="T52">CREATE</text:span><text:span text:style-name="T37"> </text:span><text:span text:style-name="T52">INDEX</text:span><text:span text:style-name="T37"> HEL_INTERESSAT_EXPEDIENT_ID_I </text:span><text:span text:style-name="T52">ON</text:span><text:span text:style-name="T37"> HEL_INTERESSAT </text:span></text:p>
            <text:p text:style-name="P142">(EXPEDIENT_ID);</text:p>
            <text:p text:style-name="P140"/>
            <text:p text:style-name="P142"><text:s/><text:tab/></text:p>
            <text:p text:style-name="P145">-- Permisos</text:p>
            <text:p text:style-name="P98"><text:span text:style-name="T55">GRANT </text:span><text:span text:style-name="T52">SELECT</text:span><text:span text:style-name="T55">, </text:span><text:span text:style-name="T52">UPDATE</text:span><text:span text:style-name="T55">, </text:span><text:span text:style-name="T52">INSERT</text:span><text:span text:style-name="T55">, </text:span><text:span text:style-name="T52">DELETE</text:span><text:span text:style-name="T55"> </text:span><text:span text:style-name="T52">ON</text:span><text:span text:style-name="T55"> HEL_INTERESSAT TO WWW_HELIUM;</text:span></text:p>
          </table:table-cell>
        </table:table-row>
      </table:table>
      <text:p text:style-name="P159"/>
      <text:p text:style-name="P22"/>
      <text:p text:style-name="P47">Propietats globals: </text:p>
      <text:p text:style-name="P47"/>
      <text:list xml:id="list1463471956" text:style-name="L25">
        <text:list-item>
          <text:p text:style-name="P266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90"># ################### #</text:p>
            <text:p text:style-name="P139"># PROPERTIES AFEGIDES #</text:p>
            <text:p text:style-name="P139"># ################### #</text:p>
            <text:p text:style-name="P140"/>
            <text:p text:style-name="P139">#1304 Alta de documents adjunts firmats</text:p>
            <text:p text:style-name="P140"/>
            <text:p text:style-name="P142"><text:s/></text:p>
            <text:p text:style-name="P139"># ###</text:p>
            <text:p text:style-name="P139"># Plugin de validacio de firmes</text:p>
            <text:p text:style-name="P139"># ###</text:p>
            <text:p text:style-name="P134"><text:span text:style-name="T37">app.validatesignature.plugin.class=</text:span><text:span text:style-name="T40">org.fundaciobit.plugins.validatesignature.afirmacxf.AfirmaCxfValidateSignaturePlugin</text:span></text:p>
            <text:p text:style-name="P140"/>
            <text:p text:style-name="P139"># AfirmaCxfValidateSignaturePlugin</text:p>
            <text:p text:style-name="P134"><text:span text:style-name="T37">app.plugins.validatesignature.afirmacxf.applicationID=</text:span><text:span text:style-name="T40">CAIBDEV.RIPEA</text:span></text:p>
            <text:p text:style-name="P134"><text:span text:style-name="T37">app.plugins.validatesignature.afirmacxf.ignoreservercertificates=</text:span><text:span text:style-name="T40">true</text:span></text:p>
            <text:p text:style-name="P134"><text:span text:style-name="T37">app.plugins.validatesignature.afirmacxf.TransformersTemplatesPath=</text:span><text:span text:style-name="T40">/opt/helium/afirma/transformers</text:span></text:p>
            <text:p text:style-name="P134"><text:span text:style-name="T37">app.plugins.validatesignature.afirmacxf.endpoint=</text:span><text:span text:style-name="T40">https://afirmades.caib.es:4430/afirmaws/services/DSSAfirmaVerify</text:span></text:p>
            <text:p text:style-name="P134"><text:span text:style-name="T37">app.plugins.validatesignature.afirmacxf.authorization.ks.path=</text:span><text:span text:style-name="T40">/opt/helium/afirma/dgdt_proves.jks</text:span></text:p>
            <text:p text:style-name="P134"><text:span text:style-name="T37">app.plugins.validatesignature.afirmacxf.authorization.ks.type=</text:span><text:span text:style-name="T40">JKS</text:span></text:p>
            <text:p text:style-name="P142">app.plugins.validatesignature.afirmacxf.authorization.ks.password=</text:p>
            <text:p text:style-name="P134"><text:soft-page-break/><text:span text:style-name="T37">app.plugins.validatesignature.afirmacxf.authorization.ks.cert.alias=</text:span><text:span text:style-name="T40">preprod-dgdt</text:span></text:p>
            <text:p text:style-name="P134"><text:span text:style-name="T37">app.plugins.validatesignature.afirmacxf.authorization.ks.cert.password=</text:span><text:span text:style-name="T38">*****</text:span></text:p>
          </table:table-cell>
        </table:table-row>
      </table:table>
      <text:p text:style-name="P156"/>
      <text:p text:style-name="P157">Altres:</text:p>
      <text:list xml:id="list3554089961" text:style-name="L26">
        <text:list-item>
          <text:p text:style-name="P267">És necessari afegir un directori<text:span text:style-name="T57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44"><text:span text:style-name="T55">app.plugins.validatesignature.afirmacxf.TransformersTemplatesPath=</text:span><text:span text:style-name="T40">/opt/helium/afirma/transformers</text:span></text:p>
            <text:p text:style-name="P144"><text:span text:style-name="T55">app.plugins.validatesignature.afirmacxf.authorization.ks.path=</text:span><text:span text:style-name="T40">/opt/helium/afirma/dgdt_proves.jks</text:span></text:p>
          </table:table-cell>
        </table:table-row>
      </table:table>
      <text:p text:style-name="P157"/>
      <text:p text:style-name="P156"/>
      <text:list xml:id="list100232339814723" text:continue-list="list100232233440499" text:style-name="Outline">
        <text:list-item>
          <text:list>
            <text:list-item>
              <text:h text:style-name="P185" text:outline-level="2"><text:bookmark-start text:name="__RefHeading___Toc31013_78744577"/><text:span text:style-name="T49">v3.2.10</text:span><text:span text:style-name="T74">6</text:span><text:span text:style-name="T75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68"><text:tab/>02/09/2019</text:p>
      <text:p text:style-name="P68">Resum: </text:p>
      <text:p text:style-name="P68"><text:tab/>Correcció urgent del nou callback del Portasingatures en què les notificacions de documents pendents i bloquejats fallen.</text:p>
      <text:p text:style-name="P68"/>
      <text:p text:style-name="P104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04"/>
      <text:list xml:id="list115437972" text:style-name="L27">
        <text:list-item>
          <text:p text:style-name="P205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647463277" text:style-name="L28">
        <text:list-item>
          <text:p text:style-name="P226">Sense canvis</text:p>
        </text:list-item>
      </text:list>
      <text:p text:style-name="P23"/>
      <text:p text:style-name="P48">Propietats globals: </text:p>
      <text:p text:style-name="P48"/>
      <text:list xml:id="list683908521" text:style-name="L29">
        <text:list-item>
          <text:p text:style-name="P246"><text:span text:style-name="T41">S</text:span>ense canvis</text:p>
        </text:list-item>
      </text:list>
      <text:list xml:id="list100231142856760" text:continue-list="list100232339814723" text:style-name="Outline">
        <text:list-item>
          <text:list>
            <text:list-item>
              <text:h text:style-name="P185" text:outline-level="2"><text:bookmark-start text:name="__RefHeading___Toc431631_3031935846"/><text:span text:style-name="T49">v3.2.10</text:span><text:span text:style-name="T74">6</text:span><text:span text:style-name="T75">.</text:span><text:span text:style-name="T76">2</text:span><text:span text:style-name="T75"> Correcció r</text:span><text:span text:style-name="T76">emitent</text:span><text:span text:style-name="T75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68"><text:tab/>05/09/2019</text:p>
      <text:p text:style-name="P68">Resum: </text:p>
      <text:p text:style-name="P68"><text:tab/>Correcció del remitent del Portasignatures. Ara apareixerà el nom de l'usuari que tramita la tasca en comptes del títol de l'expedient i com a descripció del document apareix l'expedient i el document.</text:p>
      <text:p text:style-name="P68"/>
      <text:p text:style-name="P104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04"/>
      <text:list xml:id="list100232953765508" text:continue-list="list115437972" text:style-name="L27">
        <text:list-item>
          <text:p text:style-name="P205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3938223233" text:style-name="L30">
        <text:list-item>
          <text:p text:style-name="P227">Sense canvis</text:p>
        </text:list-item>
      </text:list>
      <text:p text:style-name="P23"/>
      <text:p text:style-name="P48">Propietats globals: </text:p>
      <text:p text:style-name="P48"/>
      <text:list xml:id="list2495598351" text:style-name="L31">
        <text:list-item>
          <text:p text:style-name="P247"><text:span text:style-name="T41">S</text:span>ense canvis</text:p>
        </text:list-item>
      </text:list>
      <text:p text:style-name="P151"/>
      <text:list xml:id="list100232587718535" text:continue-list="list100231142856760" text:style-name="Outline">
        <text:list-item>
          <text:list>
            <text:list-item>
              <text:h text:style-name="P185" text:outline-level="2"><text:bookmark-start text:name="__RefHeading___Toc29263_1762273572"/><text:span text:style-name="T49">v3.2.10</text:span><text:span text:style-name="T74">6</text:span><text:span text:style-name="T75">.</text:span><text:span text:style-name="T76">3</text:span><text:span text:style-name="T75"> Correcció D</text:span><text:span text:style-name="T77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68"><text:tab/>13/09/2019</text:p>
      <text:p text:style-name="P68">Resum: </text:p>
      <text:p text:style-name="P104"><text:span text:style-name="T3"><text:tab/>Correcció del </text:span><text:span text:style-name="T24">DocumentAduntarHandler</text:span><text:span text:style-name="T14"> per resoldre un problema amb la tramitació d'expedients</text:span><text:span text:style-name="T3">.</text:span></text:p>
      <text:p text:style-name="P68"/>
      <text:p text:style-name="P104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04"/>
      <text:list xml:id="list100232997439728" text:continue-list="list100232953765508" text:style-name="L27">
        <text:list-item>
          <text:p text:style-name="P205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2707614048" text:style-name="L32">
        <text:list-item>
          <text:p text:style-name="P228">Sense canvis</text:p>
        </text:list-item>
      </text:list>
      <text:p text:style-name="P23"/>
      <text:p text:style-name="P48">Propietats globals: </text:p>
      <text:p text:style-name="P48"/>
      <text:list xml:id="list4079814150" text:style-name="L33">
        <text:list-item>
          <text:p text:style-name="P270"><text:span text:style-name="T36">S</text:span><text:span text:style-name="T35">ense canvis</text:span></text:p>
        </text:list-item>
      </text:list>
      <text:list xml:id="list100232142146172" text:continue-list="list100232587718535" text:style-name="Outline">
        <text:list-item>
          <text:list>
            <text:list-item>
              <text:h text:style-name="P186" text:outline-level="2"><text:bookmark-start text:name="__RefHeading___Toc54127_81651155"/><text:span text:style-name="T49">v3.2.10</text:span><text:span text:style-name="T74">6</text:span><text:span text:style-name="T75">.</text:span><text:span text:style-name="T76">4</text:span><text:span text:style-name="T75"> </text:span><text:span text:style-name="T78">Correc</text:span><text:span text:style-name="T79">c</text:span><text:span text:style-name="T78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69"><text:tab/>10/10/2019</text:p>
      <text:p text:style-name="P69">Resum: </text:p>
      <text:p text:style-name="P69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69"/>
      <text:p text:style-name="P105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05"/>
      <text:list xml:id="list874953721" text:style-name="L34">
        <text:list-item>
          <text:p text:style-name="P210"><text:a xlink:type="simple" xlink:href="https://github.com/GovernIB/helium/issues/1343" text:style-name="Internet_20_link" text:visited-style-name="Visited_20_Internet_20_Link">#1343</text:a><text:span text:style-name="T89"> </text:span>Permetre que els usuaris sense permisos amb tasca assignada puguin adjuntar documents</text:p>
        </text:list-item>
        <text:list-item>
          <text:p text:style-name="P210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210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210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210"><text:a xlink:type="simple" xlink:href="https://github.com/GovernIB/helium/issues/1344" text:style-name="Internet_20_link" text:visited-style-name="Visited_20_Internet_20_Link">#1344</text:a><text:span text:style-name="T90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1584966754" text:style-name="L35">
        <text:list-item>
          <text:p text:style-name="P229">Sense canvis</text:p>
        </text:list-item>
      </text:list>
      <text:p text:style-name="P24"/>
      <text:p text:style-name="P49">Propietats globals: </text:p>
      <text:p text:style-name="P49"/>
      <text:list xml:id="list3221588799" text:style-name="L36">
        <text:list-item>
          <text:p text:style-name="P248"><text:span text:style-name="T41">S</text:span>ense canvis</text:p>
        </text:list-item>
      </text:list>
      <text:p text:style-name="P152"/>
      <text:list xml:id="list100232206605706" text:continue-list="list100232142146172" text:style-name="Outline">
        <text:list-item>
          <text:list>
            <text:list-item>
              <text:h text:style-name="P186" text:outline-level="2"><text:bookmark-start text:name="__RefHeading___Toc141124_2376748256"/><text:span text:style-name="T49">v3.2.10</text:span><text:span text:style-name="T74">6</text:span><text:span text:style-name="T75">.</text:span><text:span text:style-name="T76">5</text:span><text:span text:style-name="T75"> </text:span><text:span text:style-name="T78">E</text:span><text:span text:style-name="T80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69"><text:tab/>11/10/2019</text:p>
      <text:p text:style-name="P69">Resum: </text:p>
      <text:p text:style-name="P69"><text:tab/>Correcció de l'error que esborra els logs de retroacció.</text:p>
      <text:p text:style-name="P69"/>
      <text:p text:style-name="P105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05"/>
      <text:list xml:id="list100232747016046" text:continue-list="list874953721" text:style-name="L34">
        <text:list-item>
          <text:p text:style-name="P210"><text:a xlink:type="simple" xlink:href="https://github.com/GovernIB/helium/issues/1340" text:style-name="Internet_20_link" text:visited-style-name="Visited_20_Internet_20_Link">#1340</text:a><text:span text:style-name="T91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3635456690" text:style-name="L37">
        <text:list-item>
          <text:p text:style-name="P230">Sense canvis</text:p>
        </text:list-item>
      </text:list>
      <text:p text:style-name="P24"/>
      <text:p text:style-name="P49">Propietats globals: </text:p>
      <text:p text:style-name="P49"/>
      <text:list xml:id="list1349832531" text:style-name="L38">
        <text:list-item>
          <text:p text:style-name="P249"><text:span text:style-name="T41">S</text:span>ense canvis</text:p>
        </text:list-item>
      </text:list>
      <text:p text:style-name="P152"/>
      <text:list xml:id="list100233060868785" text:continue-list="list100232206605706" text:style-name="Outline">
        <text:list-item>
          <text:list>
            <text:list-item>
              <text:h text:style-name="P187" text:outline-level="2"><text:bookmark-start text:name="__RefHeading___Toc70444_2907556958"/><text:span text:style-name="T49">v3.2.10</text:span><text:span text:style-name="T74">6</text:span><text:span text:style-name="T75">.</text:span><text:span text:style-name="T76">6</text:span><text:span text:style-name="T82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71"><text:tab/>23/10/2019</text:p>
      <text:p text:style-name="P71">Resum: </text:p>
      <text:p text:style-name="P71"><text:tab/>Correcció de<text:span text:style-name="T94">l llistat de tasques en què es perdia la selecció. S'ha afegit la possibilitat d'alliberar massivament i tramitar.</text:span></text:p>
      <text:p text:style-name="P71"/>
      <text:p text:style-name="P107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07"/>
      <text:list xml:id="list1706141336" text:style-name="L39">
        <text:list-item>
          <text:p text:style-name="P211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3071945411" text:style-name="L40">
        <text:list-item>
          <text:p text:style-name="P231">Sense canvis</text:p>
        </text:list-item>
      </text:list>
      <text:p text:style-name="P26"/>
      <text:p text:style-name="P51">Propietats globals: </text:p>
      <text:p text:style-name="P51"/>
      <text:list xml:id="list1724159953" text:style-name="L41">
        <text:list-item>
          <text:p text:style-name="P250"><text:span text:style-name="T41">S</text:span>ense canvis</text:p>
        </text:list-item>
      </text:list>
      <text:list xml:id="list100232595645668" text:continue-list="list100233060868785" text:style-name="Outline">
        <text:list-item>
          <text:list>
            <text:list-item>
              <text:h text:style-name="P184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69"><text:tab/>30/09/2019</text:p>
      <text:p text:style-name="P69">Resum: <text:span text:style-name="T59">Herència de tipus d'expedients</text:span></text:p>
      <text:p text:style-name="P69"/>
      <text:p text:style-name="P105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05"/>
      <text:list xml:id="list3256723422" text:style-name="L42">
        <text:list-item>
          <text:p text:style-name="P204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12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12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13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204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12"><text:a xlink:type="simple" xlink:href="https://github.com/GovernIB/helium/issues/1306" text:style-name="Internet_20_link" text:visited-style-name="Visited_20_Internet_20_Link"><text:span text:style-name="T51">#1306</text:span></text:a><text:span text:style-name="T51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2487032773" text:style-name="L43">
        <text:list-item>
          <text:p text:style-name="P236">Modificació de taules per afegir camps d'herència i referències al tipus d'expedient. Procediment per canviar restriccions de claus úniques.</text:p>
          <text:list>
            <text:list-item>
              <text:p text:style-name="P235">helium_update_3.2.10<text:span text:style-name="T60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2">-------------------------------------------------------------------</text:p>
            <text:p text:style-name="P146">-- #1043 Herència de tipus d’expedient</text:p>
            <text:p text:style-name="P146">-------------------------------------------------------------------</text:p>
            <text:p text:style-name="P141"/>
            <text:p text:style-name="P146">-- Afegeix la propietat d'heretable i la referència al TE pare a la taula de tipus d'expedients</text:p>
            <text:p text:style-name="P135"><text:span text:style-name="T52">ALTER</text:span><text:span text:style-name="T37"> </text:span><text:span text:style-name="T52">TABLE</text:span><text:span text:style-name="T37"> HELIUM.HEL_EXPEDIENT_TIPUS </text:span><text:span text:style-name="T52">ADD</text:span><text:span text:style-name="T37"> (HERETABLE NUMBER (1) </text:span><text:span text:style-name="T52">DEFAULT</text:span><text:span text:style-name="T37"> 0);</text:span></text:p>
            <text:p text:style-name="P135"><text:span text:style-name="T52">ALTER</text:span><text:span text:style-name="T37"> </text:span><text:span text:style-name="T52">TABLE</text:span><text:span text:style-name="T37"> HELIUM.HEL_EXPEDIENT_TIPUS </text:span><text:span text:style-name="T52">ADD</text:span><text:span text:style-name="T37"> (EXPEDIENT_TIPUS_PARE_ID NUMBER (19));</text:span></text:p>
            <text:p text:style-name="P141"/>
            <text:p text:style-name="P135"><text:span text:style-name="T52">ALTER</text:span><text:span text:style-name="T37"> </text:span><text:span text:style-name="T52">TABLE</text:span><text:span text:style-name="T37"> HEL_EXPEDIENT_TIPUS </text:span><text:span text:style-name="T52">ADD</text:span><text:span text:style-name="T37"> (</text:span></text:p>
            <text:p text:style-name="P135"><text:span text:style-name="T37"><text:s text:c="2"/></text:span><text:span text:style-name="T52">CONSTRAINT</text:span><text:span text:style-name="T37"> HEL_EXPTIPUS_PARE_EXPTIPUS_FK </text:span><text:span text:style-name="T52">FOREIGN</text:span><text:span text:style-name="T37"> </text:span><text:span text:style-name="T52">KEY</text:span><text:span text:style-name="T37"> (EXPEDIENT_TIPUS_PARE_ID) </text:span></text:p>
            <text:p text:style-name="P135"><text:span text:style-name="T37"><text:s/></text:span><text:span text:style-name="T52">REFERENCES</text:span><text:span text:style-name="T37"> HEL_EXPEDIENT_TIPUS (ID)</text:span></text:p>
            <text:p text:style-name="P143">);</text:p>
            <text:p text:style-name="P141"/>
            <text:p text:style-name="P135"><text:span text:style-name="T52">CREATE</text:span><text:span text:style-name="T37"> </text:span><text:span text:style-name="T52">INDEX</text:span><text:span text:style-name="T37"> HELIUM.HEL_EXTIP_PARE_I </text:span><text:span text:style-name="T52">on</text:span><text:span text:style-name="T37"> HELIUM.HEL_EXPEDIENT_TIPUS</text:span></text:p>
            <text:p text:style-name="P143">(EXPEDIENT_TIPUS_PARE_ID);</text:p>
            <text:p text:style-name="P141"/>
            <text:p text:style-name="P141"/>
            <text:p text:style-name="P146">-------------------------------------------------------------------</text:p>
            <text:p text:style-name="P146">-- #1080 Escriptura de les tasques heretades. Poder afegir variables</text:p>
            <text:p text:style-name="P146">-------------------------------------------------------------------</text:p>
            <text:p text:style-name="P141"/>
            <text:p text:style-name="P146">-- Modifica la taula camp tasca per tenir una referència al tipus d'expedient en el cas que hi hagi herència</text:p>
            <text:p text:style-name="P135"><text:span text:style-name="T52">ALTER</text:span><text:span text:style-name="T37"> </text:span><text:span text:style-name="T52">TABLE</text:span><text:span text:style-name="T37"> HELIUM.HEL_CAMP_TASCA </text:span><text:span text:style-name="T52">ADD</text:span><text:span text:style-name="T37"> (EXPEDIENT_TIPUS_ID NUMBER (19));</text:span></text:p>
            <text:p text:style-name="P141"/>
            <text:p text:style-name="P135"><text:span text:style-name="T52">ALTER</text:span><text:span text:style-name="T37"> </text:span><text:span text:style-name="T52">TABLE</text:span><text:span text:style-name="T37"> HELIUM.HEL_CAMP_TASCA </text:span><text:span text:style-name="T52">ADD</text:span><text:span text:style-name="T37"> (</text:span></text:p>
            <text:p text:style-name="P135"><text:span text:style-name="T37"><text:s text:c="2"/></text:span><text:span text:style-name="T52">CONSTRAINT</text:span><text:span text:style-name="T37"> HEL_EXPTIPUS_CAMPTASCA_FK </text:span><text:span text:style-name="T52">FOREIGN</text:span><text:span text:style-name="T37"> </text:span><text:span text:style-name="T52">KEY</text:span><text:span text:style-name="T37"> (EXPEDIENT_TIPUS_ID) </text:span></text:p>
            <text:p text:style-name="P135"><text:span text:style-name="T37"><text:s/></text:span><text:span text:style-name="T52">REFERENCES</text:span><text:span text:style-name="T37"> HEL_EXPEDIENT_TIPUS (ID)</text:span></text:p>
            <text:p text:style-name="P143">);</text:p>
            <text:p text:style-name="P141"/>
            <text:p text:style-name="P135"><text:soft-page-break/><text:span text:style-name="T52">CREATE</text:span><text:span text:style-name="T37"> </text:span><text:span text:style-name="T52">INDEX</text:span><text:span text:style-name="T37"> HELIUM.HEL_CAMP_TASCA_EXTIP_I </text:span><text:span text:style-name="T52">on</text:span><text:span text:style-name="T37"> HELIUM.HEL_CAMP_TASCA</text:span></text:p>
            <text:p text:style-name="P143">(EXPEDIENT_TIPUS_ID);</text:p>
            <text:p text:style-name="P141"/>
            <text:p text:style-name="P146">-- Modifica la taula camp document per tenir una referència al tipus d'expedient en el cas que hi hagi herència</text:p>
            <text:p text:style-name="P135"><text:span text:style-name="T52">ALTER</text:span><text:span text:style-name="T37"> </text:span><text:span text:style-name="T52">TABLE</text:span><text:span text:style-name="T37"> HELIUM.HEL_DOCUMENT_TASCA </text:span><text:span text:style-name="T52">ADD</text:span><text:span text:style-name="T37"> (EXPEDIENT_TIPUS_ID NUMBER (19));</text:span></text:p>
            <text:p text:style-name="P141"/>
            <text:p text:style-name="P135"><text:span text:style-name="T52">ALTER</text:span><text:span text:style-name="T37"> </text:span><text:span text:style-name="T52">TABLE</text:span><text:span text:style-name="T37"> HELIUM.HEL_DOCUMENT_TASCA </text:span><text:span text:style-name="T52">ADD</text:span><text:span text:style-name="T37"> (</text:span></text:p>
            <text:p text:style-name="P135"><text:span text:style-name="T37"><text:s text:c="2"/></text:span><text:span text:style-name="T52">CONSTRAINT</text:span><text:span text:style-name="T37"> HEL_EXPTIPUS_DOCTASCA_FK </text:span><text:span text:style-name="T52">FOREIGN</text:span><text:span text:style-name="T37"> </text:span><text:span text:style-name="T52">KEY</text:span><text:span text:style-name="T37"> (EXPEDIENT_TIPUS_ID) </text:span></text:p>
            <text:p text:style-name="P135"><text:span text:style-name="T37"><text:s/></text:span><text:span text:style-name="T52">REFERENCES</text:span><text:span text:style-name="T37"> HEL_EXPEDIENT_TIPUS (ID)</text:span></text:p>
            <text:p text:style-name="P143">);</text:p>
            <text:p text:style-name="P141"/>
            <text:p text:style-name="P135"><text:span text:style-name="T52">CREATE</text:span><text:span text:style-name="T37"> </text:span><text:span text:style-name="T52">INDEX</text:span><text:span text:style-name="T37"> HELIUM.HEL_DOCTASCA_EXTIP_I </text:span><text:span text:style-name="T52">on</text:span><text:span text:style-name="T37"> HELIUM.HEL_DOCUMENT_TASCA</text:span></text:p>
            <text:p text:style-name="P143">(EXPEDIENT_TIPUS_ID);</text:p>
            <text:p text:style-name="P141"/>
            <text:p text:style-name="P146">-- Modifica la taula firma tasca per tenir una referència al tipus d'expedient en el cas que hi hagi herència</text:p>
            <text:p text:style-name="P135"><text:span text:style-name="T52">ALTER</text:span><text:span text:style-name="T37"> </text:span><text:span text:style-name="T52">TABLE</text:span><text:span text:style-name="T37"> HELIUM.HEL_FIRMA_TASCA </text:span><text:span text:style-name="T52">ADD</text:span><text:span text:style-name="T37"> (EXPEDIENT_TIPUS_ID NUMBER (19));</text:span></text:p>
            <text:p text:style-name="P141"/>
            <text:p text:style-name="P135"><text:span text:style-name="T52">ALTER</text:span><text:span text:style-name="T37"> </text:span><text:span text:style-name="T52">TABLE</text:span><text:span text:style-name="T37"> HELIUM.HEL_FIRMA_TASCA </text:span><text:span text:style-name="T52">ADD</text:span><text:span text:style-name="T37"> (</text:span></text:p>
            <text:p text:style-name="P135"><text:span text:style-name="T37"><text:s text:c="2"/></text:span><text:span text:style-name="T52">CONSTRAINT</text:span><text:span text:style-name="T37"> HEL_EXPTIPUS_FIRTASCA_FK </text:span><text:span text:style-name="T52">FOREIGN</text:span><text:span text:style-name="T37"> </text:span><text:span text:style-name="T52">KEY</text:span><text:span text:style-name="T37"> (EXPEDIENT_TIPUS_ID) </text:span></text:p>
            <text:p text:style-name="P135"><text:span text:style-name="T37"><text:s/></text:span><text:span text:style-name="T52">REFERENCES</text:span><text:span text:style-name="T37"> HEL_EXPEDIENT_TIPUS (ID)</text:span></text:p>
            <text:p text:style-name="P143">);</text:p>
            <text:p text:style-name="P141"/>
            <text:p text:style-name="P135"><text:span text:style-name="T52">CREATE</text:span><text:span text:style-name="T37"> </text:span><text:span text:style-name="T52">INDEX</text:span><text:span text:style-name="T37"> HELIUM.HEL_FIRTASCA_EXTIP_I </text:span><text:span text:style-name="T52">on</text:span><text:span text:style-name="T37"> HELIUM.HEL_FIRMA_TASCA</text:span></text:p>
            <text:p text:style-name="P143">(EXPEDIENT_TIPUS_ID);</text:p>
            <text:p text:style-name="P141"/>
            <text:p text:style-name="P141"/>
            <text:p text:style-name="P146">-- Esborra les restriccions úniques</text:p>
            <text:p text:style-name="P146">--<text:tab/>HEL_CAMP_TASCA(TASCA_ID, CAMP_ID), HEL_CAMP_TASCA(TASCA_ID, ORDRE)</text:p>
            <text:p text:style-name="P146">--<text:tab/>HEL_DOCUMENT_TASCA(TASCA_ID, DOCUMENT_ID), HEL_DOCUMENT_TASCA(TASCA_ID, ORDRE)</text:p>
            <text:p text:style-name="P146">--<text:tab/>HEL_FIRMA_TASCA(TASCA_ID, DOCUMENT_ID), HEL_FIRMA_TASCA(TASCA_ID, ORDRE)</text:p>
            <text:p text:style-name="P147">DECLARE</text:p>
            <text:p text:style-name="P135"><text:span text:style-name="T37"><text:s/></text:span><text:span text:style-name="T52">PROCEDURE</text:span><text:span text:style-name="T37"> Borra_restr(p_taula VARCHAR2, p_columna1 VARCHAR2, p_columna2 VARCHAR2) </text:span><text:span text:style-name="T52">IS</text:span></text:p>
            <text:p text:style-name="P143"><text:s text:c="2"/>src_cur pls_integer;</text:p>
            <text:p text:style-name="P143"><text:s text:c="2"/>src_rows <text:s/>pls_integer;</text:p>
            <text:p text:style-name="P143"><text:s text:c="2"/>v_sql VARCHAR2(1000);</text:p>
            <text:p text:style-name="P135"><text:span text:style-name="T37"><text:s text:c="2"/></text:span><text:span text:style-name="T52">CURSOR</text:span><text:span text:style-name="T37"> cur_rest </text:span><text:span text:style-name="T52">IS</text:span></text:p>
            <text:p text:style-name="P143"><text:s text:c="11"/></text:p>
            <text:p text:style-name="P135"><text:span text:style-name="T37"><text:tab/></text:span><text:span text:style-name="T52">SELECT</text:span><text:span text:style-name="T37"> UQ.CONSTRAINT_NAME nom</text:span></text:p>
            <text:p text:style-name="P135"><text:span text:style-name="T37"><text:tab/></text:span><text:span text:style-name="T52">FROM</text:span><text:span text:style-name="T37"> USER_CONSTRAINTS UQ</text:span></text:p>
            <text:p text:style-name="P135"><text:span text:style-name="T37"><text:tab/> <text:s text:c="3"/></text:span><text:span text:style-name="T52">INNER</text:span><text:span text:style-name="T37"> </text:span><text:span text:style-name="T52">JOIN</text:span><text:span text:style-name="T37"> USER_CONS_COLUMNS C1 </text:span><text:span text:style-name="T52">ON</text:span><text:span text:style-name="T37"> C1.CONSTRAINT_NAME = UQ.CONSTRAINT_NAME</text:span></text:p>
            <text:p text:style-name="P135"><text:span text:style-name="T37"><text:tab/> <text:s text:c="3"/></text:span><text:span text:style-name="T52">INNER</text:span><text:span text:style-name="T37"> </text:span><text:span text:style-name="T52">JOIN</text:span><text:span text:style-name="T37"> USER_CONS_COLUMNS C2 </text:span><text:span text:style-name="T52">ON</text:span><text:span text:style-name="T37"> C2.CONSTRAINT_NAME = UQ.CONSTRAINT_NAME</text:span></text:p>
            <text:p text:style-name="P135"><text:span text:style-name="T37"><text:tab/></text:span><text:span text:style-name="T52">WHERE</text:span></text:p>
            <text:p text:style-name="P135"><text:span text:style-name="T37"><text:tab/> <text:s text:c="3"/>UQ.TABLE_NAME = </text:span><text:span text:style-name="T61">UPPER</text:span><text:span text:style-name="T37">(p_taula) <text:s text:c="3"/></text:span></text:p>
            <text:p text:style-name="P135"><text:span text:style-name="T37"><text:tab/> <text:s text:c="3"/></text:span><text:span text:style-name="T52">AND</text:span><text:span text:style-name="T37"> C1.column_name </text:span><text:span text:style-name="T52">LIKE</text:span><text:span text:style-name="T37"> </text:span><text:span text:style-name="T61">UPPER</text:span><text:span text:style-name="T37">(p_columna1)</text:span></text:p>
            <text:p text:style-name="P135"><text:span text:style-name="T37"><text:tab/> <text:s text:c="3"/></text:span><text:span text:style-name="T52">AND</text:span><text:span text:style-name="T37"> C2.column_name </text:span><text:span text:style-name="T52">LIKE</text:span><text:span text:style-name="T37"> </text:span><text:span text:style-name="T61">UPPER</text:span><text:span text:style-name="T37">(p_columna2);</text:span></text:p>
            <text:p text:style-name="P143"><text:s text:c="4"/></text:p>
            <text:p text:style-name="P135"><text:span text:style-name="T37"><text:s/></text:span><text:span text:style-name="T52">BEGIN</text:span></text:p>
            <text:p text:style-name="P135"><text:span text:style-name="T37"><text:s text:c="2"/></text:span><text:span text:style-name="T61">FOR</text:span><text:span text:style-name="T37"> i </text:span><text:span text:style-name="T52">IN</text:span><text:span text:style-name="T37"> cur_rest LOOP</text:span></text:p>
            <text:p text:style-name="P143"><text:s text:c="6"/>src_cur := DBMS_SQL.OPEN_CURSOR;</text:p>
            <text:p text:style-name="P135"><text:span text:style-name="T37"><text:s text:c="7"/>v_sql := </text:span><text:span text:style-name="T62">'ALTER TABLE '</text:span><text:span text:style-name="T37"> || p_taula || </text:span><text:span text:style-name="T62">' DROP CONSTRAINT '</text:span><text:span text:style-name="T37"> || i.nom ;</text:span></text:p>
            <text:p text:style-name="P135"><text:span text:style-name="T37"><text:s text:c="7"/>DBMS_SQL.PARSE(src_cur, v_sql, 2 ); <text:s text:c="4"/></text:span><text:span text:style-name="T63">-- Desactivar la restricción</text:span></text:p>
            <text:p text:style-name="P143"><text:s text:c="7"/>src_rows := DBMS_SQL.EXECUTE(src_cur);</text:p>
            <text:p text:style-name="P135"><text:span text:style-name="T37"><text:s text:c="7"/>DBMS_SQL.CLOSE_CURSOR(src_cur); </text:span><text:span text:style-name="T63">-- Cerrar el cursor</text:span></text:p>
            <text:p text:style-name="P135"><text:span text:style-name="T37"><text:s text:c="2"/></text:span><text:span text:style-name="T52">END</text:span><text:span text:style-name="T37"> LOOP;</text:span></text:p>
            <text:p text:style-name="P135"><text:span text:style-name="T37"><text:s/></text:span><text:span text:style-name="T52">END</text:span><text:span text:style-name="T37">;</text:span></text:p>
            <text:p text:style-name="P147">BEGIN</text:p>
            <text:p text:style-name="P135"><text:soft-page-break/><text:span text:style-name="T37"><text:s/>Borra_restr(</text:span><text:span text:style-name="T62">'HEL_CAMP_TASCA'</text:span><text:span text:style-name="T37">, </text:span><text:span text:style-name="T62">'TASCA_ID'</text:span><text:span text:style-name="T37">, </text:span><text:span text:style-name="T62">'CAMP_ID'</text:span><text:span text:style-name="T37">);</text:span></text:p>
            <text:p text:style-name="P135"><text:span text:style-name="T37"><text:s/>Borra_restr(</text:span><text:span text:style-name="T62">'HEL_CAMP_TASCA'</text:span><text:span text:style-name="T37">, </text:span><text:span text:style-name="T62">'TASCA_ID'</text:span><text:span text:style-name="T37">, </text:span><text:span text:style-name="T62">'ORDRE'</text:span><text:span text:style-name="T37">);</text:span></text:p>
            <text:p text:style-name="P135"><text:span text:style-name="T37"><text:s/>Borra_restr(</text:span><text:span text:style-name="T62">'HEL_DOCUMENT_TASCA'</text:span><text:span text:style-name="T37">, </text:span><text:span text:style-name="T62">'TASCA_ID'</text:span><text:span text:style-name="T37">, </text:span><text:span text:style-name="T62">'DOCUMENT_ID'</text:span><text:span text:style-name="T37">);</text:span></text:p>
            <text:p text:style-name="P135"><text:span text:style-name="T37"><text:s/>Borra_restr(</text:span><text:span text:style-name="T62">'HEL_DOCUMENT_TASCA'</text:span><text:span text:style-name="T37">, </text:span><text:span text:style-name="T62">'TASCA_ID'</text:span><text:span text:style-name="T37">, </text:span><text:span text:style-name="T62">'ORDRE'</text:span><text:span text:style-name="T37">);</text:span></text:p>
            <text:p text:style-name="P135"><text:span text:style-name="T37"><text:s/>Borra_restr(</text:span><text:span text:style-name="T62">'HEL_FIRMA_TASCA'</text:span><text:span text:style-name="T37">, </text:span><text:span text:style-name="T62">'TASCA_ID'</text:span><text:span text:style-name="T37">, </text:span><text:span text:style-name="T62">'DOCUMENT_ID'</text:span><text:span text:style-name="T37">);</text:span></text:p>
            <text:p text:style-name="P135"><text:span text:style-name="T37"><text:s/>Borra_restr(</text:span><text:span text:style-name="T62">'hel_firma_tasca'</text:span><text:span text:style-name="T37">, </text:span><text:span text:style-name="T62">'TASCA_ID'</text:span><text:span text:style-name="T37">, </text:span><text:span text:style-name="T62">'ORDRE'</text:span><text:span text:style-name="T37">);</text:span></text:p>
            <text:p text:style-name="P99"><text:span text:style-name="T52">END</text:span><text:span text:style-name="T55">;</text:span></text:p>
          </table:table-cell>
        </table:table-row>
      </table:table>
      <text:p text:style-name="P160"/>
      <text:p text:style-name="P24"/>
      <text:p text:style-name="P49">Propietats globals: </text:p>
      <text:p text:style-name="P49"/>
      <text:list xml:id="list2475950682" text:style-name="L44">
        <text:list-item>
          <text:p text:style-name="P268">Sense canvis</text:p>
        </text:list-item>
      </text:list>
      <text:p text:style-name="P158"/>
      <text:p text:style-name="P158"/>
      <text:list xml:id="list100231674614134" text:continue-list="list100232595645668" text:style-name="Outline">
        <text:list-item>
          <text:list>
            <text:list-item>
              <text:h text:style-name="P188" text:outline-level="2"><text:bookmark-start text:name="__RefHeading___Toc54131_81651155"/><text:span text:style-name="T49">v3.2.10</text:span><text:span text:style-name="T74">8</text:span><text:span text:style-name="T75"> </text:span><text:span text:style-name="T81">R</text:span><text:span text:style-name="T83">evisió Helium-</text:span><text:span text:style-name="T81">Notib</text:span><text:bookmark-end text:name="__RefHeading___Toc54131_81651155"/></text:h>
            </text:list-item>
          </text:list>
        </text:list-item>
      </text:list>
      <text:p text:style-name="P25">Data: </text:p>
      <text:p text:style-name="P70"><text:tab/>27/11/2019</text:p>
      <text:p text:style-name="P70">Resum: </text:p>
      <text:p text:style-name="P70"><text:tab/>Revisió de la integració amb el NOTIB i resolució de diferents errors.</text:p>
      <text:p text:style-name="P70"/>
      <text:p text:style-name="P106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06"/>
      <text:list xml:id="list100232822384520" text:continue-list="list100232997439728" text:style-name="L27">
        <text:list-item>
          <text:p text:style-name="P206"><text:a xlink:type="simple" xlink:href="https://github.com/GovernIB/helium/issues/1314" text:style-name="Internet_20_link" text:visited-style-name="Visited_20_Internet_20_Link">#1314</text:a><text:span text:style-name="T92"> </text:span>Afegir dades d'enviament als interessats per a les notificacions postals</text:p>
        </text:list-item>
        <text:list-item>
          <text:p text:style-name="P206"><text:a xlink:type="simple" xlink:href="https://github.com/GovernIB/helium/issues/1347" text:style-name="Internet_20_link" text:visited-style-name="Visited_20_Internet_20_Link">#1347</text:a><text:span text:style-name="T92"> </text:span>Revisar integració Helium - Notib</text:p>
        </text:list-item>
        <text:list-item>
          <text:p text:style-name="P207"><text:a xlink:type="simple" xlink:href="https://github.com/GovernIB/helium/issues/1349" text:style-name="Internet_20_link" text:visited-style-name="Visited_20_Internet_20_Link">#1349</text:a><text:span text:style-name="T93"> </text:span>Error amb les validacions de variables</text:p>
        </text:list-item>
        <text:list-item>
          <text:p text:style-name="P207"><text:a xlink:type="simple" xlink:href="https://github.com/GovernIB/helium/issues/1345" text:style-name="Internet_20_link" text:visited-style-name="Visited_20_Internet_20_Link">#1345</text:a><text:span text:style-name="T93"> </text:span>Expedients duplicats a Lucene</text:p>
        </text:list-item>
        <text:list-item>
          <text:p text:style-name="P208"><text:a xlink:type="simple" xlink:href="https://github.com/GovernIB/helium/issues/1354" text:style-name="Internet_20_link" text:visited-style-name="Visited_20_Internet_20_Link">#1354</text:a><text:span text:style-name="T96"> </text:span>Errors trobats en la integració Helium-Notib</text:p>
        </text:list-item>
        <text:list-item>
          <text:p text:style-name="P208"><text:a xlink:type="simple" xlink:href="https://github.com/GovernIB/helium/issues/1356" text:style-name="Internet_20_link" text:visited-style-name="Visited_20_Internet_20_Link">#1356</text:a><text:span text:style-name="T96"> </text:span>Error guardant repros amb més de 4000 caràcters d'informació</text:p>
        </text:list-item>
        <text:list-item>
          <text:p text:style-name="P208"><text:a xlink:type="simple" xlink:href="https://github.com/GovernIB/helium/issues/1357" text:style-name="Internet_20_link" text:visited-style-name="Visited_20_Internet_20_Link">#1357</text:a><text:span text:style-name="T96"> </text:span>Error permisos accedint al disseny de les definicions de procés</text:p>
        </text:list-item>
        <text:list-item>
          <text:p text:style-name="P208"><text:a xlink:type="simple" xlink:href="https://github.com/GovernIB/helium/issues/1355" text:style-name="Internet_20_link" text:visited-style-name="Visited_20_Internet_20_Link">#1355</text:a><text:span text:style-name="T96"> </text:span>Replicació de documents a l'Arxiu en la generació de plantilles</text:p>
        </text:list-item>
        <text:list-item>
          <text:p text:style-name="P208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208"><text:a xlink:type="simple" xlink:href="https://github.com/GovernIB/helium/issues/1351" text:style-name="Internet_20_link" text:visited-style-name="Visited_20_Internet_20_Link">#1351</text:a><text:span text:style-name="T96"> </text:span>Error guardant repros </text:p>
        </text:list-item>
        <text:list-item>
          <text:p text:style-name="P208"><text:a xlink:type="simple" xlink:href="https://github.com/GovernIB/helium/issues/1350" text:style-name="Internet_20_link" text:visited-style-name="Visited_20_Internet_20_Link">#1350</text:a><text:span text:style-name="T96"> </text:span>Error de permisos accedint a les dades NTI/Arxiu per usuaris administradors </text:p>
        </text:list-item>
        <text:list-item>
          <text:p text:style-name="P209"><text:a xlink:type="simple" xlink:href="https://github.com/GovernIB/helium/issues/1358" text:style-name="Internet_20_link" text:visited-style-name="Visited_20_Internet_20_Link">#1358</text:a><text:span text:style-name="T97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00231839025171" text:continue-list="list3515324667" text:style-name="L24">
        <text:list-item>
          <text:p text:style-name="P237">Nous camps pels interessats<text:span text:style-name="T95">. Augmentar capacitat de les repros.</text:span></text:p>
          <text:list>
            <text:list-item>
              <text:p text:style-name="P238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3">-------------------------------------------------------------------</text:p>
            <text:p text:style-name="P145">-- #1314 Afegir dades d'enviament als interessats per a les notificacions postals</text:p>
            <text:p text:style-name="P145">-------------------------------------------------------------------</text:p>
            <text:p text:style-name="P134"><text:span text:style-name="T52">ALTER</text:span><text:span text:style-name="T37"> </text:span><text:span text:style-name="T52">TABLE</text:span><text:span text:style-name="T37"> HEL_INTERESSAT </text:span><text:span text:style-name="T52">ADD</text:span><text:span text:style-name="T37"> ENTREGAPOSTAL NUMBER(1,0) </text:span><text:span text:style-name="T52">DEFAULT</text:span><text:span text:style-name="T37"> 0 </text:span><text:span text:style-name="T52">NOT</text:span><text:span text:style-name="T37"> </text:span><text:span text:style-name="T54">NULL</text:span><text:span text:style-name="T37">;</text:span></text:p>
            <text:p text:style-name="P134"><text:span text:style-name="T52">ALTER</text:span><text:span text:style-name="T37"> </text:span><text:span text:style-name="T52">TABLE</text:span><text:span text:style-name="T37"> HEL_INTERESSAT </text:span><text:span text:style-name="T52">ADD</text:span><text:span text:style-name="T37"> ENTREGATIPUS NUMBER(10,0);</text:span></text:p>
            <text:p text:style-name="P134"><text:span text:style-name="T52">ALTER</text:span><text:span text:style-name="T37"> </text:span><text:span text:style-name="T52">TABLE</text:span><text:span text:style-name="T37"> HEL_INTERESSAT </text:span><text:span text:style-name="T52">ADD</text:span><text:span text:style-name="T37"> LINIA1 VARCHAR2(50 </text:span><text:span text:style-name="T52">CHAR</text:span><text:span text:style-name="T37">);</text:span></text:p>
            <text:p text:style-name="P134"><text:span text:style-name="T52">ALTER</text:span><text:span text:style-name="T37"> </text:span><text:span text:style-name="T52">TABLE</text:span><text:span text:style-name="T37"> HEL_INTERESSAT </text:span><text:span text:style-name="T52">ADD</text:span><text:span text:style-name="T37"> LINIA2 VARCHAR2(50 </text:span><text:span text:style-name="T52">CHAR</text:span><text:span text:style-name="T37">);</text:span></text:p>
            <text:p text:style-name="P134"><text:span text:style-name="T52">ALTER</text:span><text:span text:style-name="T37"> </text:span><text:span text:style-name="T52">TABLE</text:span><text:span text:style-name="T37"> HEL_INTERESSAT </text:span><text:span text:style-name="T52">ADD</text:span><text:span text:style-name="T37"> ENTREGADEH NUMBER(1,0) </text:span><text:span text:style-name="T52">DEFAULT</text:span><text:span text:style-name="T37"> 0 </text:span><text:span text:style-name="T52">NOT</text:span><text:span text:style-name="T37"> </text:span><text:span text:style-name="T54">NULL</text:span><text:span text:style-name="T37">;</text:span></text:p>
            <text:p text:style-name="P134"><text:span text:style-name="T52">ALTER</text:span><text:span text:style-name="T37"> </text:span><text:span text:style-name="T52">TABLE</text:span><text:span text:style-name="T37"> HEL_INTERESSAT </text:span><text:span text:style-name="T52">ADD</text:span><text:span text:style-name="T37"> ENTREGADEHOBLIGAT NUMBER(1,0) </text:span><text:span text:style-name="T52">DEFAULT</text:span><text:span text:style-name="T37"> 0 </text:span><text:span text:style-name="T52">NOT</text:span><text:span text:style-name="T37"> </text:span><text:span text:style-name="T54">NULL</text:span><text:span text:style-name="T37">;</text:span></text:p>
            <text:p text:style-name="P103"><text:span text:style-name="T53">ALTER</text:span><text:span text:style-name="T32"> </text:span><text:span text:style-name="T53">TABLE</text:span><text:span text:style-name="T32"> HEL_INTERESSAT </text:span><text:span text:style-name="T53">ADD</text:span><text:span text:style-name="T32"> CODIPOSTAL VARCHAR2(5 </text:span><text:span text:style-name="T53">CHAR</text:span><text:span text:style-name="T32">);</text:span></text:p>
            <text:p text:style-name="P100"><text:span text:style-name="T53">ALTER</text:span> <text:span text:style-name="T53">TABLE</text:span> HEL_INTERESSAT <text:span text:style-name="T53">ADD</text:span> DIR3CODI VARCHAR2(9 <text:span text:style-name="T53">CHAR</text:span>);</text:p>
            <text:p text:style-name="P108"/>
            <text:p text:style-name="P103">-------------------------------------------------------------------</text:p>
            <text:p text:style-name="P145">-- #1356 Error guardant repros amb més de 4000 caràcters d'informació</text:p>
            <text:p text:style-name="P145">-- Canvia la columna valors per un clob</text:p>
            <text:p text:style-name="P145">-------------------------------------------------------------------</text:p>
            <text:p text:style-name="P134"><text:span text:style-name="T52">ALTER</text:span><text:span text:style-name="T37"> </text:span><text:span text:style-name="T52">TABLE</text:span><text:span text:style-name="T37"> HEL_REPRO </text:span><text:span text:style-name="T52">ADD</text:span><text:span text:style-name="T37"> (tmpvalors <text:s/>CLOB);</text:span></text:p>
            <text:p text:style-name="P134"><text:span text:style-name="T52">UPDATE</text:span><text:span text:style-name="T37"> HEL_REPRO </text:span><text:span text:style-name="T52">SET</text:span><text:span text:style-name="T37"> tmpvalors=valors;</text:span></text:p>
            <text:p text:style-name="P134"><text:span text:style-name="T52">COMMIT</text:span><text:span text:style-name="T37">;</text:span></text:p>
            <text:p text:style-name="P134"><text:span text:style-name="T52">ALTER</text:span><text:span text:style-name="T37"> </text:span><text:span text:style-name="T52">TABLE</text:span><text:span text:style-name="T37"> HEL_REPRO </text:span><text:span text:style-name="T52">DROP</text:span><text:span text:style-name="T37"> </text:span><text:span text:style-name="T52">COLUMN</text:span><text:span text:style-name="T37"> valors;</text:span></text:p>
            <text:p text:style-name="P100"><text:span text:style-name="T53">ALTER</text:span> <text:span text:style-name="T53">TABLE</text:span> HEL_REPRO RENAME <text:span text:style-name="T53">COLUMN</text:span> tmpvalors TO valors;</text:p>
          </table:table-cell>
        </table:table-row>
      </table:table>
      <text:p text:style-name="P161"/>
      <text:p text:style-name="P50">Propietats globals: </text:p>
      <text:p text:style-name="P50"><text:soft-page-break/></text:p>
      <text:list xml:id="list668421281" text:style-name="L45">
        <text:list-item>
          <text:p text:style-name="P251"><text:span text:style-name="T41">S</text:span>ense canvis</text:p>
        </text:list-item>
      </text:list>
      <text:p text:style-name="P153"/>
      <text:list xml:id="list100232849481818" text:continue-list="list100231674614134" text:style-name="Outline">
        <text:list-item>
          <text:list>
            <text:list-item>
              <text:h text:style-name="P189" text:outline-level="2"><text:bookmark-start text:name="__RefHeading___Toc25247_901750586"/><text:span text:style-name="T49">v3.2.10</text:span><text:span text:style-name="T74">8</text:span><text:span text:style-name="T84">.1</text:span><text:span text:style-name="T75"> </text:span><text:span text:style-name="T81">R</text:span><text:span text:style-name="T84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72"><text:tab/>13/12/2019</text:p>
      <text:p text:style-name="P72">Resum: </text:p>
      <text:p text:style-name="P72"><text:tab/>Adaptar el hanlder de registre de sortida per la nova versió de Regweb3.<text:span text:style-name="T98"> Solució a l'error amb la tramitació massiva on es deixava de tramitar massivament.</text:span></text:p>
      <text:p text:style-name="P72"/>
      <text:p text:style-name="P109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13"/>
      <text:list xml:id="list100231362950611" text:continue-list="list100232822384520" text:style-name="L27">
        <text:list-item>
          <text:p text:style-name="P252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253"><text:a xlink:type="simple" xlink:href="https://github.com/GovernIB/helium/issues/1360" text:style-name="Internet_20_link" text:visited-style-name="Visited_20_Internet_20_Link">#1360</text:a><text:span text:style-name="T98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00231614836857" text:continue-list="list2517367487" text:style-name="L20">
        <text:list-item>
          <text:p text:style-name="P224">Sense canvis</text:p>
        </text:list-item>
      </text:list>
      <text:p text:style-name="P27"/>
      <text:p text:style-name="P52">Propietats globals: </text:p>
      <text:list xml:id="list2522949124" text:style-name="L46">
        <text:list-item>
          <text:p text:style-name="P261"><text:span text:style-name="T41">S</text:span>ense canvis</text:p>
        </text:list-item>
      </text:list>
      <text:p text:style-name="P154"/>
      <text:list xml:id="list100231905553362" text:continue-list="list100232849481818" text:style-name="Outline">
        <text:list-item>
          <text:list>
            <text:list-item>
              <text:h text:style-name="P190" text:outline-level="2"><text:bookmark-start text:name="__RefHeading___Toc67735_1738323225"/><text:span text:style-name="T49">v3.2.10</text:span><text:span text:style-name="T74">8</text:span><text:span text:style-name="T84">.2</text:span><text:span text:style-name="T75"> </text:span><text:span text:style-name="T81">C</text:span><text:span text:style-name="T85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73"><text:tab/>09/03/2020</text:p>
      <text:p text:style-name="P73">Resum: </text:p>
      <text:p text:style-name="P73"><text:tab/>Correcció del handler d'enviament al portasignatures pel que fa a destinataris i passos. </text:p>
      <text:p text:style-name="P73"/>
      <text:p text:style-name="P110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14"/>
      <text:list xml:id="list100232595838034" text:continue-list="list100231362950611" text:style-name="L27">
        <text:list-item>
          <text:p text:style-name="P254"><text:a xlink:type="simple" xlink:href="https://github.com/GovernIB/helium/issues/1361" text:style-name="Internet_20_link" text:visited-style-name="Visited_20_Internet_20_Link">#1361</text:a><text:span text:style-name="T99"> </text:span>Error llargada número expedient enregistrant al Regweb3 amb el handler predefinit RegistreSortidaRegweb3Handler </text:p>
        </text:list-item>
        <text:list-item>
          <text:p text:style-name="P254"><text:a xlink:type="simple" xlink:href="https://github.com/GovernIB/helium/issues/1362" text:style-name="Internet_20_link" text:visited-style-name="Visited_20_Internet_20_Link">#1362</text:a><text:span text:style-name="T99"> </text:span>Error funcional handler portasignatures amb els paràmetres dels signataris </text:p>
        </text:list-item>
        <text:list-item>
          <text:p text:style-name="P254"><text:a xlink:type="simple" xlink:href="https://github.com/GovernIB/helium/issues/1364" text:style-name="Internet_20_link" text:visited-style-name="Visited_20_Internet_20_Link">#1364</text:a><text:span text:style-name="T99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2349599631" text:style-name="L47">
        <text:list-item>
          <text:p text:style-name="P232">Sense canvis</text:p>
        </text:list-item>
      </text:list>
      <text:p text:style-name="P28"/>
      <text:p text:style-name="P53">Propietats globals: </text:p>
      <text:list xml:id="list3913478099" text:style-name="L48">
        <text:list-item>
          <text:p text:style-name="P262"><text:span text:style-name="T41">S</text:span>ense canvis</text:p>
        </text:list-item>
      </text:list>
      <text:p text:style-name="P155"/>
      <text:list xml:id="list100232614283442" text:continue-list="list100231905553362" text:style-name="Outline">
        <text:list-item>
          <text:list>
            <text:list-item>
              <text:h text:style-name="P191" text:outline-level="2"><text:bookmark-start text:name="__RefHeading___Toc29554_93553639"/><text:span text:style-name="T49">v3.2.10</text:span><text:span text:style-name="T74">8</text:span><text:span text:style-name="T84">.</text:span><text:span text:style-name="T86">3</text:span><text:span text:style-name="T75"> </text:span><text:span text:style-name="T81">C</text:span><text:span text:style-name="T85">orrecció d'errors</text:span><text:span text:style-name="T86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74"><text:tab/>01/07/2020</text:p>
      <text:p text:style-name="P74">Resum: </text:p>
      <text:p text:style-name="P74"><text:tab/>Conjunt d'errors urgents detectats durant el desenvolupament. Nova funció per handlers per modificar el text d'un enumerat. <text:span text:style-name="T104">Codi emisor i Dades integració NOTIB</text:span></text:p>
      <text:p text:style-name="P74"/>
      <text:p text:style-name="P111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15"/>
      <text:list xml:id="list100231202285577" text:continue-list="list100232595838034" text:style-name="L27">
        <text:list-item>
          <text:p text:style-name="P255"><text:a xlink:type="simple" xlink:href="https://github.com/GovernIB/helium/issues/1375" text:style-name="Internet_20_link" text:visited-style-name="Visited_20_Internet_20_Link"><text:span text:style-name="T101">#1375</text:span></text:a><text:span text:style-name="T102"> </text:span><text:span text:style-name="T101">Apareixen documents obligatoris informats amb un avís que no estan adjunats a la tasca </text:span></text:p>
        </text:list-item>
        <text:list-item>
          <text:p text:style-name="P255"><text:a xlink:type="simple" xlink:href="https://github.com/GovernIB/helium/issues/1363" text:style-name="Internet_20_link" text:visited-style-name="Visited_20_Internet_20_Link"><text:span text:style-name="T101">#1363</text:span></text:a><text:span text:style-name="T102"> </text:span><text:span text:style-name="T101">Documents NO transferits a l'Arxiu Digital en tipologia expedients sancions Transports (integrada) </text:span></text:p>
        </text:list-item>
        <text:list-item>
          <text:p text:style-name="P255"><text:a xlink:type="simple" xlink:href="https://github.com/GovernIB/helium/issues/1374" text:style-name="Internet_20_link" text:visited-style-name="Visited_20_Internet_20_Link">#1374</text:a><text:span text:style-name="T100"> </text:span>No s'informa el camp "codi" de la tasca quan s'obre des del tipus d'expedient </text:p>
        </text:list-item>
        <text:list-item>
          <text:p text:style-name="P255"><text:a xlink:type="simple" xlink:href="https://github.com/GovernIB/helium/issues/1376" text:style-name="Internet_20_link" text:visited-style-name="Visited_20_Internet_20_Link">#1376</text:a><text:span text:style-name="T100"> </text:span>Nou handler predefinit per modificar el text d'una enumeració </text:p>
        </text:list-item>
        <text:list-item>
          <text:p text:style-name="P255"><text:a xlink:type="simple" xlink:href="https://github.com/GovernIB/helium/issues/1369" text:style-name="Internet_20_link" text:visited-style-name="Visited_20_Internet_20_Link">#1369</text:a><text:span text:style-name="T100"> </text:span>Errada traspàs de documents en alta des de SISTRA quan la tipologia es dissenya per TE <text:s/></text:p>
        </text:list-item>
        <text:list-item>
          <text:p text:style-name="P255"><text:a xlink:type="simple" xlink:href="https://github.com/GovernIB/helium/issues/1370" text:style-name="Internet_20_link" text:visited-style-name="Visited_20_Internet_20_Link">#1370</text:a><text:span text:style-name="T100"> </text:span>Errada integració amb NOTIB quan es notifiquen documents firmat </text:p>
        </text:list-item>
        <text:list-item>
          <text:p text:style-name="P255"><text:a xlink:type="simple" xlink:href="https://github.com/GovernIB/helium/issues/1365" text:style-name="Internet_20_link" text:visited-style-name="Visited_20_Internet_20_Link">#1365</text:a><text:span text:style-name="T100"> </text:span>No funcionen les ordenacions en els document de les tasques </text:p>
        </text:list-item>
        <text:list-item>
          <text:p text:style-name="P256"><text:a xlink:type="simple" xlink:href="https://github.com/GovernIB/helium/issues/1367" text:style-name="Internet_20_link" text:visited-style-name="Visited_20_Internet_20_Link">#1367</text:a><text:span text:style-name="T103"> </text:span>Mostrar els documents de la tasca segons el llistat de documents de la tasca</text:p>
        </text:list-item>
        <text:list-item>
          <text:p text:style-name="P257"><text:a xlink:type="simple" xlink:href="https://github.com/GovernIB/helium/issues/1380" text:style-name="Internet_20_link" text:visited-style-name="Visited_20_Internet_20_Link">#1380</text:a><text:span text:style-name="T104"> </text:span>Modificar integració NOTIB per a que el codi DIR3 i el codi SIA puguin ser diferents de les dades NTI</text:p>
        </text:list-item>
        <text:list-item>
          <text:p text:style-name="P258"><text:a xlink:type="simple" xlink:href="https://github.com/GovernIB/helium/issues/1381" text:style-name="Internet_20_link" text:visited-style-name="Visited_20_Internet_20_Link">#1381</text:a><text:span text:style-name="T105"> </text:span>Error. Si l'inici d'un expedient falla l'expedient queda creat a l'Arxiu </text:p>
        </text:list-item>
        <text:list-item>
          <text:p text:style-name="P259"><text:a xlink:type="simple" xlink:href="https://github.com/GovernIB/helium/issues/1382" text:style-name="Internet_20_link" text:visited-style-name="Visited_20_Internet_20_Link">#1382</text:a><text:span text:style-name="T106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3141732530" text:style-name="L49">
        <text:list-item>
          <text:p text:style-name="P233">A<text:span text:style-name="T104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45">-------------------------------------------------------------------</text:p>
            <text:p text:style-name="P145">-- #1380 Modificar integració NOTIB per a que el codi DIR3 i el</text:p>
            <text:p text:style-name="P145">-- codi SIA puguin ser diferents de les dades NTI</text:p>
            <text:p text:style-name="P145">-- Afegeix 2 noves columnes per guardar el codi DIR3 de l'emisor i el </text:p>
            <text:p text:style-name="P145">-- codi SIA del procediment </text:p>
            <text:p text:style-name="P145">-------------------------------------------------------------------</text:p>
            <text:p text:style-name="P140"/>
            <text:p text:style-name="P145">-- Oracle</text:p>
            <text:p text:style-name="P140"/>
            <text:p text:style-name="P145">-- Afegeix els camps del codi dir3 de l'emisor i el codi del procediment pel notib</text:p>
            <text:p text:style-name="P134"><text:span text:style-name="T52">ALTER</text:span><text:span text:style-name="T37"> </text:span><text:span text:style-name="T52">TABLE</text:span><text:span text:style-name="T37"> HEL_EXPEDIENT_TIPUS </text:span><text:span text:style-name="T52">ADD</text:span><text:span text:style-name="T37"> NOTIB_EMISOR VARCHAR2(256);</text:span></text:p>
            <text:p text:style-name="P134"><text:span text:style-name="T52">ALTER</text:span><text:span text:style-name="T37"> </text:span><text:span text:style-name="T52">TABLE</text:span><text:span text:style-name="T37"> HEL_EXPEDIENT_TIPUS </text:span><text:span text:style-name="T52">ADD</text:span><text:span text:style-name="T37"> NOTIB_CODI_PROCEDIMENT VARCHAR2(9);</text:span></text:p>
            <text:p text:style-name="P140"/>
            <text:p text:style-name="P145">-- Actualtiza els valors actuals</text:p>
            <text:p text:style-name="P134"><text:span text:style-name="T52">UPDATE</text:span><text:span text:style-name="T37"> HEL_EXPEDIENT_TIPUS </text:span></text:p>
            <text:p text:style-name="P136"><text:span text:style-name="T52">SET</text:span><text:span text:style-name="T37"> NOTIB_EMISOR = NTI_ORGANO, </text:span></text:p>
            <text:p text:style-name="P142"><text:tab/>NOTIB_CODI_PROCEDIMENT = NTI_CLASIFICACION</text:p>
            <text:p text:style-name="Standard"><text:span text:style-name="T52">WHERE</text:span><text:span text:style-name="T37"> NOTIB_ACTIU = 1;</text:span></text:p>
          </table:table-cell>
        </table:table-row>
      </table:table>
      <text:p text:style-name="P162"/>
      <text:p text:style-name="P54"><text:soft-page-break/>Propietats globals: </text:p>
      <text:list xml:id="list3781964684" text:style-name="L50">
        <text:list-item>
          <text:p text:style-name="P263"><text:span text:style-name="T41">S</text:span>ense canvis</text:p>
        </text:list-item>
      </text:list>
      <text:p text:style-name="P265"/>
      <text:list xml:id="list100231862751318" text:continue-list="list100232614283442" text:style-name="Outline">
        <text:list-item>
          <text:list>
            <text:list-item>
              <text:h text:style-name="P171" text:outline-level="2"><text:bookmark-start text:name="__RefHeading___Toc143243_1193039826"/><text:span text:style-name="T49">v3.2.10</text:span><text:span text:style-name="T74">8</text:span><text:span text:style-name="T84">.</text:span><text:span text:style-name="T87">4</text:span><text:span text:style-name="T75"> </text:span><text:span text:style-name="T81">P</text:span><text:span text:style-name="T88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75"><text:tab/>13/07/2020</text:p>
      <text:p text:style-name="P75">Resum: </text:p>
      <text:p text:style-name="P75"><text:tab/>Conjunt d'errors urgents detectats durant el desenvolupament. Nova funció per handlers per modificar el text d'un enumerat. <text:span text:style-name="T104">Codi emisor i Dades integració NOTIB</text:span></text:p>
      <text:p text:style-name="P75"/>
      <text:p text:style-name="P112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16"/>
      <text:list xml:id="list100232361212060" text:continue-list="list100231202285577" text:style-name="L27">
        <text:list-item>
          <text:p text:style-name="P260"><text:a xlink:type="simple" xlink:href="https://github.com/GovernIB/helium/issues/1384" text:style-name="Internet_20_link" text:visited-style-name="Visited_20_Internet_20_Link">#1384</text:a><text:span text:style-name="T107"> </text:span>Poder posar etiquetes per agrupar camps en els formularis </text:p>
        </text:list-item>
        <text:list-item>
          <text:p text:style-name="P260"><text:a xlink:type="simple" xlink:href="https://github.com/GovernIB/helium/issues/1385" text:style-name="Internet_20_link" text:visited-style-name="Visited_20_Internet_20_Link">#1385</text:a><text:span text:style-name="T107"> </text:span>La propietat notificable no s'exporta ni importa per documents </text:p>
        </text:list-item>
        <text:list-item>
          <text:p text:style-name="P260"><text:a xlink:type="simple" xlink:href="https://github.com/GovernIB/helium/issues/1386" text:style-name="Internet_20_link" text:visited-style-name="Visited_20_Internet_20_Link">#1386</text:a><text:span text:style-name="T107"> </text:span>No es mostra el document del portasignatures quan es posa a la tasca com a només lectura </text:p>
        </text:list-item>
        <text:list-item>
          <text:p text:style-name="P260"><text:a xlink:type="simple" xlink:href="https://github.com/GovernIB/helium/issues/1373" text:style-name="Internet_20_link" text:visited-style-name="Visited_20_Internet_20_Link">#1373</text:a><text:span text:style-name="T107"> </text:span>Revisar la posició dels camps en el formulari amb espais buits</text:p>
        </text:list-item>
        <text:list-item>
          <text:p text:style-name="P260"><text:a xlink:type="simple" xlink:href="https://github.com/GovernIB/helium/issues/1377" text:style-name="Internet_20_link" text:visited-style-name="Visited_20_Internet_20_Link">#1377</text:a><text:span text:style-name="T107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1631044083" text:style-name="L51">
        <text:list-item>
          <text:p text:style-name="P239"><text:span text:style-name="T21">A</text:span><text:span text:style-name="T20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72">-------------------------------------------------------------------</text:p>
            <text:p text:style-name="P145">-- #1384 Poder posar etiquetes per agrupar camps en els formularis</text:p>
            <text:p text:style-name="P145">-- Afegir columna per mostrar o ocultar agrupacions de camps al </text:p>
            <text:p text:style-name="P145">-- formulari de la tasca</text:p>
            <text:p text:style-name="P145">-------------------------------------------------------------------</text:p>
            <text:p text:style-name="P134"><text:span text:style-name="T52">ALTER</text:span><text:span text:style-name="T37"> </text:span><text:span text:style-name="T52">TABLE</text:span><text:span text:style-name="T37"> HEL_TASCA </text:span><text:span text:style-name="T52">ADD</text:span><text:span text:style-name="T37"> MOSTRAR_AGRUPACIONS NUMBER(1) </text:span><text:span text:style-name="T52">DEFAULT</text:span><text:span text:style-name="T37"> 0;</text:span></text:p>
            <text:p text:style-name="P137"><text:span text:style-name="T52">UPDATE</text:span><text:span text:style-name="T37"> HEL_TASCA </text:span><text:span text:style-name="T52">SET</text:span><text:span text:style-name="T37"> MOSTRAR_AGRUPACIONS = 0;</text:span></text:p>
          </table:table-cell>
        </table:table-row>
      </table:table>
      <text:p text:style-name="P163"/>
      <text:p text:style-name="P55">Propietats globals: </text:p>
      <text:list xml:id="list477100534" text:style-name="L52">
        <text:list-item>
          <text:p text:style-name="P264"><text:span text:style-name="T41">S</text:span>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2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3</text:page-number></text:span><text:span text:style-name="MT1"><text:s/>/ </text:span><text:span text:style-name="MT1"><text:page-count>3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7-13T10:02:30.811999873">13/07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4DT2H2S</meta:editing-duration>
    <meta:editing-cycles>93</meta:editing-cycles>
    <meta:generator>LibreOffice/6.3.3.2$Windows_X86_64 LibreOffice_project/a64200df03143b798afd1ec74a12ab50359878ed</meta:generator>
    <dc:date>2020-07-13T10:02:30.515000000</dc:date>
    <meta:document-statistic meta:table-count="15" meta:image-count="0" meta:object-count="0" meta:page-count="33" meta:paragraph-count="641" meta:word-count="3964" meta:character-count="28757" meta:non-whitespace-character-count="25223"/>
  </office:meta>
</office:document-meta>
</file>